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262cm"/>
    </style:style>
    <style:style style:name="co2" style:family="table-column">
      <style:table-column-properties fo:break-before="auto" style:column-width="11.07cm"/>
    </style:style>
    <style:style style:name="co3" style:family="table-column">
      <style:table-column-properties fo:break-before="auto" style:column-width="10.567cm"/>
    </style:style>
    <style:style style:name="co4" style:family="table-column">
      <style:table-column-properties fo:break-before="auto" style:column-width="10.261cm"/>
    </style:style>
    <style:style style:name="co5" style:family="table-column">
      <style:table-column-properties fo:break-before="auto" style:column-width="11.571cm"/>
    </style:style>
    <style:style style:name="co6" style:family="table-column">
      <style:table-column-properties fo:break-before="auto" style:column-width="11.418cm"/>
    </style:style>
    <style:style style:name="co7" style:family="table-column">
      <style:table-column-properties fo:break-before="auto" style:column-width="10.051cm"/>
    </style:style>
    <style:style style:name="co8" style:family="table-column">
      <style:table-column-properties fo:break-before="auto" style:column-width="9.65cm"/>
    </style:style>
    <style:style style:name="co9" style:family="table-column">
      <style:table-column-properties fo:break-before="auto" style:column-width="7.518cm"/>
    </style:style>
    <style:style style:name="co10" style:family="table-column">
      <style:table-column-properties fo:break-before="auto" style:column-width="8.744cm"/>
    </style:style>
    <style:style style:name="co11" style:family="table-column">
      <style:table-column-properties fo:break-before="auto" style:column-width="2.893cm"/>
    </style:style>
    <style:style style:name="co12" style:family="table-column">
      <style:table-column-properties fo:break-before="auto" style:column-width="7.731cm"/>
    </style:style>
    <style:style style:name="co13" style:family="table-column">
      <style:table-column-properties fo:break-before="auto" style:column-width="11.01cm"/>
    </style:style>
    <style:style style:name="co14" style:family="table-column">
      <style:table-column-properties fo:break-before="auto" style:column-width="9.89cm"/>
    </style:style>
    <style:style style:name="co15" style:family="table-column">
      <style:table-column-properties fo:break-before="auto" style:column-width="6.611cm"/>
    </style:style>
    <style:style style:name="co16" style:family="table-column">
      <style:table-column-properties fo:break-before="auto" style:column-width="10.717cm"/>
    </style:style>
    <style:style style:name="co17" style:family="table-column">
      <style:table-column-properties fo:break-before="auto" style:column-width="9.49cm"/>
    </style:style>
    <style:style style:name="co18" style:family="table-column">
      <style:table-column-properties fo:break-before="auto" style:column-width="9.331cm"/>
    </style:style>
    <style:style style:name="co19" style:family="table-column">
      <style:table-column-properties fo:break-before="auto" style:column-width="13.623cm"/>
    </style:style>
    <style:style style:name="co20" style:family="table-column">
      <style:table-column-properties fo:break-before="auto" style:column-width="13.49cm"/>
    </style:style>
    <style:style style:name="co21" style:family="table-column">
      <style:table-column-properties fo:break-before="auto" style:column-width="14.982cm"/>
    </style:style>
    <style:style style:name="co22" style:family="table-column">
      <style:table-column-properties fo:break-before="auto" style:column-width="12.92cm"/>
    </style:style>
    <style:style style:name="co23" style:family="table-column">
      <style:table-column-properties fo:break-before="auto" style:column-width="13.771cm"/>
    </style:style>
    <style:style style:name="co24" style:family="table-column">
      <style:table-column-properties fo:break-before="auto" style:column-width="12.845cm"/>
    </style:style>
    <style:style style:name="co25" style:family="table-column">
      <style:table-column-properties fo:break-before="auto" style:column-width="6.981cm"/>
    </style:style>
    <style:style style:name="co26" style:family="table-column">
      <style:table-column-properties fo:break-before="auto" style:column-width="12.033cm"/>
    </style:style>
    <style:style style:name="co27" style:family="table-column">
      <style:table-column-properties fo:break-before="auto" style:column-width="12.077cm"/>
    </style:style>
    <style:style style:name="co28" style:family="table-column">
      <style:table-column-properties fo:break-before="auto" style:column-width="14.529cm"/>
    </style:style>
    <style:style style:name="co29" style:family="table-column">
      <style:table-column-properties fo:break-before="auto" style:column-width="12.584cm"/>
    </style:style>
    <style:style style:name="co30" style:family="table-column">
      <style:table-column-properties fo:break-before="auto" style:column-width="9.091cm"/>
    </style:style>
    <style:style style:name="co31" style:family="table-column">
      <style:table-column-properties fo:break-before="auto" style:column-width="10.423cm"/>
    </style:style>
    <style:style style:name="co32" style:family="table-column">
      <style:table-column-properties fo:break-before="auto" style:column-width="11.756cm"/>
    </style:style>
    <style:style style:name="co33" style:family="table-column">
      <style:table-column-properties fo:break-before="auto" style:column-width="10.144cm"/>
    </style:style>
    <style:style style:name="co34" style:family="table-column">
      <style:table-column-properties fo:break-before="auto" style:column-width="11.148cm"/>
    </style:style>
    <style:style style:name="co35" style:family="table-column">
      <style:table-column-properties fo:break-before="auto" style:column-width="10.492cm"/>
    </style:style>
    <style:style style:name="co36" style:family="table-column">
      <style:table-column-properties fo:break-before="auto" style:column-width="13.421cm"/>
    </style:style>
    <style:style style:name="co37" style:family="table-column">
      <style:table-column-properties fo:break-before="auto" style:column-width="6.634cm"/>
    </style:style>
    <style:style style:name="co38" style:family="table-column">
      <style:table-column-properties fo:break-before="auto" style:column-width="5.63cm"/>
    </style:style>
    <style:style style:name="co39" style:family="table-column">
      <style:table-column-properties fo:break-before="auto" style:column-width="9.437cm"/>
    </style:style>
    <style:style style:name="co40" style:family="table-column">
      <style:table-column-properties fo:break-before="auto" style:column-width="14.796cm"/>
    </style:style>
    <style:style style:name="co41" style:family="table-column">
      <style:table-column-properties fo:break-before="auto" style:column-width="12.023cm"/>
    </style:style>
    <style:style style:name="co42" style:family="table-column">
      <style:table-column-properties fo:break-before="auto" style:column-width="10.954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5.312cm"/>
    </style:style>
    <style:style style:name="co45" style:family="table-column">
      <style:table-column-properties fo:break-before="auto" style:column-width="13.307cm"/>
    </style:style>
    <style:style style:name="co46" style:family="table-column">
      <style:table-column-properties fo:break-before="auto" style:column-width="10.876cm"/>
    </style:style>
    <style:style style:name="co47" style:family="table-column">
      <style:table-column-properties fo:break-before="auto" style:column-width="11.624cm"/>
    </style:style>
    <style:style style:name="co48" style:family="table-column">
      <style:table-column-properties fo:break-before="auto" style:column-width="12.45cm"/>
    </style:style>
    <style:style style:name="co49" style:family="table-column">
      <style:table-column-properties fo:break-before="auto" style:column-width="5.941cm"/>
    </style:style>
    <style:style style:name="co50" style:family="table-column">
      <style:table-column-properties fo:break-before="auto" style:column-width="12.227cm"/>
    </style:style>
    <style:style style:name="co51" style:family="table-column">
      <style:table-column-properties fo:break-before="auto" style:column-width="13.577cm"/>
    </style:style>
    <style:style style:name="co52" style:family="table-column">
      <style:table-column-properties fo:break-before="auto" style:column-width="9.991cm"/>
    </style:style>
    <style:style style:name="co53" style:family="table-column">
      <style:table-column-properties fo:break-before="auto" style:column-width="11.802cm"/>
    </style:style>
    <style:style style:name="co54" style:family="table-column">
      <style:table-column-properties fo:break-before="auto" style:column-width="14.002cm"/>
    </style:style>
    <style:style style:name="co55" style:family="table-column">
      <style:table-column-properties fo:break-before="auto" style:column-width="10.077cm"/>
    </style:style>
    <style:style style:name="co56" style:family="table-column">
      <style:table-column-properties fo:break-before="auto" style:column-width="10.636cm"/>
    </style:style>
    <style:style style:name="co57" style:family="table-column">
      <style:table-column-properties fo:break-before="auto" style:column-width="10.797cm"/>
    </style:style>
    <style:style style:name="co58" style:family="table-column">
      <style:table-column-properties fo:break-before="auto" style:column-width="10.414cm"/>
    </style:style>
    <style:style style:name="co59" style:family="table-column">
      <style:table-column-properties fo:break-before="auto" style:column-width="11.107cm"/>
    </style:style>
    <style:style style:name="co60" style:family="table-column">
      <style:table-column-properties fo:break-before="auto" style:column-width="11.763cm"/>
    </style:style>
    <style:style style:name="co61" style:family="table-column">
      <style:table-column-properties fo:break-before="auto" style:column-width="9.179cm"/>
    </style:style>
    <style:style style:name="co62" style:family="table-column">
      <style:table-column-properties fo:break-before="auto" style:column-width="8.177cm"/>
    </style:style>
    <style:style style:name="co63" style:family="table-column">
      <style:table-column-properties fo:break-before="auto" style:column-width="10.903cm"/>
    </style:style>
    <style:style style:name="co64" style:family="table-column">
      <style:table-column-properties fo:break-before="auto" style:column-width="9.97cm"/>
    </style:style>
    <style:style style:name="co65" style:family="table-column">
      <style:table-column-properties fo:break-before="auto" style:column-width="11.09cm"/>
    </style:style>
    <style:style style:name="co66" style:family="table-column">
      <style:table-column-properties fo:break-before="auto" style:column-width="10.343cm"/>
    </style:style>
    <style:style style:name="co67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5.304cm"/>
    </style:style>
    <style:style style:name="co69" style:family="table-column">
      <style:table-column-properties fo:break-before="auto" style:column-width="5.572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6.008cm" svg:height="9.007cm" svg:x="252.256cm" svg:y="5.669cm">
            <draw:object draw:notify-on-update-of-ranges="Sheet1.AH2:Sheet1.AH7 Sheet1.AI1:Sheet1.AI1 Sheet1.AI2:Sheet1.AI7 Sheet1.AJ1:Sheet1.AJ1 Sheet1.AJ2:Sheet1.A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3cm" svg:height="8.981cm" svg:x="163.083cm" svg:y="4.291cm">
            <draw:object draw:notify-on-update-of-ranges="Sheet1.R2:Sheet1.R7 Sheet1.S1:Sheet1.S1 Sheet1.S2:Sheet1.S7 Sheet1.T1:Sheet1.T1 Sheet1.T2:Sheet1.T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29.063cm" svg:y="0.1cm">
            <draw:object draw:notify-on-update-of-ranges="Sheet1.AP2:Sheet1.AP101 Sheet1.AQ1:Sheet1.AQ1 Sheet1.AQ2:Sheet1.AQ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9" table:default-cell-style-name="ce6"/>
        <table:table-column table:style-name="co11" table:number-columns-repeated="2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4" table:default-cell-style-name="ce5"/>
        <table:table-column table:style-name="co18" table:default-cell-style-name="ce5"/>
        <table:table-column table:style-name="co11" table:default-cell-style-name="ce5"/>
        <table:table-column table:style-name="co19" table:default-cell-style-name="ce5"/>
        <table:table-column table:style-name="co20" table:default-cell-style-name="ce5"/>
        <table:table-column table:style-name="co11" table:default-cell-style-name="ce5"/>
        <table:table-column table:style-name="co13" table:number-columns-repeated="5" table:default-cell-style-name="ce5"/>
        <table:table-column table:style-name="co21" table:default-cell-style-name="ce5"/>
        <table:table-column table:style-name="co11" table:number-columns-repeated="985" table:default-cell-style-name="ce5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2のステップ数</text:p>
          </table:table-cell>
          <table:table-cell/>
          <table:table-cell table:number-columns-repeated="2" office:value-type="string" calcext:value-type="string">
            <text:p>ブロック数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割り当てられたタスクの番号</text:p>
          </table:table-cell>
          <table:table-cell office:value-type="string" calcext:value-type="string">
            <text:p>エージェント１のタスク割り当て位置 (x位置) 5</text:p>
          </table:table-cell>
          <table:table-cell office:value-type="string" calcext:value-type="string">
            <text:p>エージェント２のタスク割り当て位置 (x位置) 5</text:p>
          </table:table-cell>
          <table:table-cell table:style-name="Default"/>
          <table:table-cell office:value-type="string" calcext:value-type="string">
            <text:p>タスク　個数　エージェント2５</text:p>
          </table:table-cell>
          <table:table-cell office:value-type="string" calcext:value-type="string">
            <text:p>エージェント１のタスク割り当て位置 (x位置) 5</text:p>
          </table:table-cell>
          <table:table-cell office:value-type="string" calcext:value-type="string">
            <text:p>エージェント２のタスク割り当て位置 (x位置) 5</text:p>
          </table:table-cell>
          <table:table-cell table:number-columns-repeated="2"/>
          <table:table-cell office:value-type="string" calcext:value-type="string">
            <text:p>頻度</text:p>
          </table:table-cell>
          <table:table-cell office:value-type="string" calcext:value-type="string">
            <text:p>総ステップ数</text:p>
          </table:table-cell>
          <table:table-cell office:value-type="string" calcext:value-type="string">
            <text:p>ブロックが消えるステップ</text:p>
          </table:table-cell>
          <table:table-cell/>
          <table:table-cell office:value-type="string" calcext:value-type="string">
            <text:p>エージェント１のタスク割り当て位置 (x位置) 6</text:p>
          </table:table-cell>
          <table:table-cell office:value-type="string" calcext:value-type="string">
            <text:p>エージェント２のタスク割り当て位置 (x位置) 6</text:p>
          </table:table-cell>
          <table:table-cell/>
          <table:table-cell office:value-type="string" calcext:value-type="string">
            <text:p>割り当てられたタスクの番号</text:p>
          </table:table-cell>
          <table:table-cell office:value-type="string" calcext:value-type="string">
            <text:p>エージェント１のタスク割り当て位置 (x位置) 6</text:p>
          </table:table-cell>
          <table:table-cell office:value-type="string" calcext:value-type="string">
            <text:p>エージェント２のタスク割り当て位置 (x位置) 6</text:p>
          </table:table-cell>
          <table:table-cell table:style-name="Default"/>
          <table:table-cell office:value-type="string" calcext:value-type="string">
            <text:p>エージェント１のタスク割り当て位置 (x位置) 6</text:p>
          </table:table-cell>
          <table:table-cell office:value-type="string" calcext:value-type="string">
            <text:p>エージェント２のタスク割り当て位置 (x位置) 6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　6</text:p>
          </table:table-cell>
          <table:table-cell office:value-type="string" calcext:value-type="string">
            <text:p>頻度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4 (ブロック消すのみ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J44]*[.N2]"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]*[.P2]" office:value-type="float" office:value="5375" calcext:value-type="float">
            <text:p>5375</text:p>
          </table:table-cell>
          <table:table-cell office:value-type="string" calcext:value-type="string">
            <text:p>1~3</text:p>
          </table:table-cell>
          <table:table-cell table:formula="of:=SUM([.$U$2:.$U$4])" office:value-type="float" office:value="46" calcext:value-type="float">
            <text:p>46</text:p>
          </table:table-cell>
          <table:table-cell table:formula="of:=SUM([.V2:.V4])" office:value-type="float" office:value="50" calcext:value-type="float">
            <text:p>50</text:p>
          </table:table-cell>
          <table:table-cell table:formula="of:=COUNTIF([.$W$2:.$W$101];[.L2])" office:value-type="float" office:value="17" calcext:value-type="float">
            <text:p>17</text:p>
          </table:table-cell>
          <table:table-cell table:formula="of:=COUNTIF([.$X$2:.$X$101];[.L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3</text:p>
          </table:table-cell>
          <table:table-cell office:value-type="float" office:value="0" calcext:value-type="float">
            <text:p>0</text:p>
          </table:table-cell>
          <table:table-cell table:formula="of:=SUM([.$AM$2:.$AM$4])" office:value-type="float" office:value="1" calcext:value-type="float">
            <text:p>1</text:p>
          </table:table-cell>
          <table:table-cell table:formula="of:=FREQUENCY([.$AE$2:.$AE$101];[.AG2:.AG4])" office:value-type="float" office:value="0" calcext:value-type="float">
            <text:p>0</text:p>
          </table:table-cell>
          <table:table-cell table:formula="of:=COUNTIF([.AE2:.AE101];[.AG2])" office:value-type="float" office:value="0" calcext:value-type="float">
            <text:p>0</text:p>
          </table:table-cell>
          <table:table-cell table:formula="of:=COUNTIF([.$AF$2:.$AF$101];[.AG2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]*[.AO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4]*[.N3]" office:value-type="float" office:value="5418" calcext:value-type="float">
            <text:p>5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]*[.P3]" office:value-type="float" office:value="5375" calcext:value-type="float">
            <text:p>5375</text:p>
          </table:table-cell>
          <table:table-cell office:value-type="string" calcext:value-type="string">
            <text:p>4~6</text:p>
          </table:table-cell>
          <table:table-cell table:formula="of:=SUM([.$U$5:.$U$7])" office:value-type="float" office:value="10" calcext:value-type="float">
            <text:p>10</text:p>
          </table:table-cell>
          <table:table-cell table:formula="of:=SUM([.V5:.V7])" office:value-type="string" office:string-value="" calcext:value-type="error">
            <text:p>エラー:509</text:p>
          </table:table-cell>
          <table:table-cell table:formula="of:=COUNTIF([.$W$2:.$W$101];[.L3])" office:value-type="float" office:value="18" calcext:value-type="float">
            <text:p>18</text:p>
          </table:table-cell>
          <table:table-cell table:formula="of:=COUNTIF([.$X$2:.$X$101];[.L3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~6</text:p>
          </table:table-cell>
          <table:table-cell office:value-type="float" office:value="24" calcext:value-type="float">
            <text:p>24</text:p>
          </table:table-cell>
          <table:table-cell table:formula="of:=SUM([.$AM$5:.$AM$7])" office:value-type="float" office:value="8" calcext:value-type="float">
            <text:p>8</text:p>
          </table:table-cell>
          <table:table-cell table:formula="of:=FREQUENCY([.$AE$2:.$AE$101];[.AG2:.AG4])" office:value-type="float" office:value="0" calcext:value-type="float">
            <text:p>0</text:p>
          </table:table-cell>
          <table:table-cell table:formula="of:==COUNTIF([.AE2:.AE101];[.AG3])" office:value-type="float" office:value="0" calcext:value-type="float">
            <text:p>0</text:p>
          </table:table-cell>
          <table:table-cell table:formula="of:=COUNTIF([.$AF$2:.$AF$101];[.AG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]*[.AO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削除するブロック：５　</text:p>
            <text:p>理由　衝突しない、総ステップ数最小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J44]*[.N4]" office:value-type="float" office:value="5418" calcext:value-type="float">
            <text:p>54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]*[.P4]" office:value-type="float" office:value="5375" calcext:value-type="float">
            <text:p>5375</text:p>
          </table:table-cell>
          <table:table-cell office:value-type="string" calcext:value-type="string">
            <text:p>7~9</text:p>
          </table:table-cell>
          <table:table-cell table:formula="of:=SUM([.$U$8:.$U$10])" office:value-type="float" office:value="13" calcext:value-type="float">
            <text:p>13</text:p>
          </table:table-cell>
          <table:table-cell table:formula="of:=SUM([.V8:.V10])" office:value-type="float" office:value="8" calcext:value-type="float">
            <text:p>8</text:p>
          </table:table-cell>
          <table:table-cell table:formula="of:=COUNTIF([.$W$2:.$W$101];[.L4])" office:value-type="float" office:value="11" calcext:value-type="float">
            <text:p>11</text:p>
          </table:table-cell>
          <table:table-cell table:formula="of:=COUNTIF([.$X$2:.$X$101];[.L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~9</text:p>
          </table:table-cell>
          <table:table-cell office:value-type="float" office:value="11" calcext:value-type="float">
            <text:p>11</text:p>
          </table:table-cell>
          <table:table-cell table:formula="of:=SUM([.AM8:.AM10])" office:value-type="float" office:value="25" calcext:value-type="float">
            <text:p>25</text:p>
          </table:table-cell>
          <table:table-cell table:formula="of:=FREQUENCY([.$AE$2:.$AE$101];[.AG2:.AG4])" office:value-type="float" office:value="0" calcext:value-type="float">
            <text:p>0</text:p>
          </table:table-cell>
          <table:table-cell table:formula="of:==COUNTIF([.AE2:.AE101];[.AG4])" office:value-type="float" office:value="0" calcext:value-type="float">
            <text:p>0</text:p>
          </table:table-cell>
          <table:table-cell table:formula="of:=COUNTIF([.$AF$2:.$AF$101];[.AG4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]*[.AO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418" calcext:value-type="float">
            <text:p>54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]*[.P5]" office:value-type="float" office:value="5375" calcext:value-type="float">
            <text:p>5375</text:p>
          </table:table-cell>
          <table:table-cell office:value-type="string" calcext:value-type="string">
            <text:p>10~12</text:p>
          </table:table-cell>
          <table:table-cell table:formula="of:=SUM([.U11:.U13])" office:value-type="float" office:value="11" calcext:value-type="float">
            <text:p>11</text:p>
          </table:table-cell>
          <table:table-cell table:formula="of:=SUM([.V11:.V13])" office:value-type="float" office:value="6" calcext:value-type="float">
            <text:p>6</text:p>
          </table:table-cell>
          <table:table-cell table:formula="of:=COUNTIF([.$W$2:.$W$101];[.L5])" office:value-type="float" office:value="3" calcext:value-type="float">
            <text:p>3</text:p>
          </table:table-cell>
          <table:table-cell table:formula="of:=[$Sheet2.O$1:.O$1048576]([.$X$2:.$X$101];[.L5])" office:value-type="string" office:string-value="" calcext:value-type="error">
            <text:p>エラー:50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FREQUENCY([.W2:.W101]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~12</text:p>
          </table:table-cell>
          <table:table-cell table:formula="of:=SUM([.$AL$11:.$AL$13])" office:value-type="float" office:value="23" calcext:value-type="float">
            <text:p>23</text:p>
          </table:table-cell>
          <table:table-cell table:formula="of:=SUM([.AM11:.AM13])" office:value-type="float" office:value="15" calcext:value-type="float">
            <text:p>15</text:p>
          </table:table-cell>
          <table:table-cell table:formula="of:=FREQUENCY([.$AE$2:.$AE$101];[.AG5:.AG7])" office:value-type="float" office:value="9" calcext:value-type="float">
            <text:p>9</text:p>
          </table:table-cell>
          <table:table-cell table:formula="of:=COUNTIF([.AE2:.AE101];[.AG5])" office:value-type="float" office:value="9" calcext:value-type="float">
            <text:p>9</text:p>
          </table:table-cell>
          <table:table-cell table:formula="of:=COUNTIF([.$AF$2:.$AF$101];[.AG5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]*[.AO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18" calcext:value-type="float">
            <text:p>54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]*[.P6]" office:value-type="float" office:value="5375" calcext:value-type="float">
            <text:p>5375</text:p>
          </table:table-cell>
          <table:table-cell office:value-type="string" calcext:value-type="string">
            <text:p>13~15</text:p>
          </table:table-cell>
          <table:table-cell table:formula="of:=SUM([.U14:.U16])" office:value-type="float" office:value="9" calcext:value-type="float">
            <text:p>9</text:p>
          </table:table-cell>
          <table:table-cell table:formula="of:=SUM([.V14:.V16])" office:value-type="float" office:value="5" calcext:value-type="float">
            <text:p>5</text:p>
          </table:table-cell>
          <table:table-cell table:formula="of:=COUNTIF([.$W$2:.$W$101];[.L6])" office:value-type="float" office:value="3" calcext:value-type="float">
            <text:p>3</text:p>
          </table:table-cell>
          <table:table-cell table:formula="of:=COUNTIF([.$X$2:.$X$101];[.L6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~15</text:p>
          </table:table-cell>
          <table:table-cell table:formula="of:=SUM([.AL14:.AL16])" office:value-type="float" office:value="23" calcext:value-type="float">
            <text:p>23</text:p>
          </table:table-cell>
          <table:table-cell table:formula="of:=SUM([.AM14:.AM16])" office:value-type="float" office:value="30" calcext:value-type="float">
            <text:p>30</text:p>
          </table:table-cell>
          <table:table-cell table:formula="of:=FREQUENCY([.$AE$2:.$AE$101];[.AG6:.AG8])" office:value-type="float" office:value="14" calcext:value-type="float">
            <text:p>14</text:p>
          </table:table-cell>
          <table:table-cell table:formula="of:=COUNTIF([.AE2:.AE101];[.AG6])" office:value-type="float" office:value="5" calcext:value-type="float">
            <text:p>5</text:p>
          </table:table-cell>
          <table:table-cell table:formula="of:=COUNTIF([.$AF$2:.$AF$101];[.AG6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]*[.AO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418" calcext:value-type="float">
            <text:p>54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]*[.P7]" office:value-type="float" office:value="5375" calcext:value-type="float">
            <text:p>5375</text:p>
          </table:table-cell>
          <table:table-cell office:value-type="string" calcext:value-type="string">
            <text:p>16~18</text:p>
          </table:table-cell>
          <table:table-cell table:formula="of:=SUM([.U17:.U19])" office:value-type="float" office:value="11" calcext:value-type="float">
            <text:p>11</text:p>
          </table:table-cell>
          <table:table-cell table:formula="of:=SUM([.V17:.V19])" office:value-type="float" office:value="9" calcext:value-type="float">
            <text:p>9</text:p>
          </table:table-cell>
          <table:table-cell table:formula="of:=COUNTIF([.$W$2:.$W$101];[.L7])" office:value-type="float" office:value="4" calcext:value-type="float">
            <text:p>4</text:p>
          </table:table-cell>
          <table:table-cell table:formula="of:=COUNTIF([.$X$2:.$X$101];[.L7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~18</text:p>
          </table:table-cell>
          <table:table-cell table:formula="of:=SUM([.AL17:.AL19])" office:value-type="float" office:value="19" calcext:value-type="float">
            <text:p>19</text:p>
          </table:table-cell>
          <table:table-cell table:formula="of:=SUM([.AM17:.AM19])" office:value-type="float" office:value="21" calcext:value-type="float">
            <text:p>21</text:p>
          </table:table-cell>
          <table:table-cell table:formula="of:=FREQUENCY([.$AE$2:.$AE$101];[.AG7:.AG9])" office:value-type="float" office:value="24" calcext:value-type="float">
            <text:p>24</text:p>
          </table:table-cell>
          <table:table-cell table:formula="of:=COUNTIF([.AE2:.AE101];[.AG7])" office:value-type="float" office:value="10" calcext:value-type="float">
            <text:p>10</text:p>
          </table:table-cell>
          <table:table-cell table:formula="of:=COUNTIF([.$AF$2:.$AF$101];[.AG7])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]*[.AO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418" calcext:value-type="float">
            <text:p>54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]*[.P8]" office:value-type="float" office:value="5375" calcext:value-type="float">
            <text:p>5375</text:p>
          </table:table-cell>
          <table:table-cell table:number-columns-repeated="3"/>
          <table:table-cell table:formula="of:=COUNTIF([.$W$2:.$W$101];[.L8])" office:value-type="float" office:value="4" calcext:value-type="float">
            <text:p>4</text:p>
          </table:table-cell>
          <table:table-cell table:formula="of:=COUNTIF([.$X$2:.$X$101];[.L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FREQUENCY([.$AE$2:.$AE$101];[.AG8:.AG10])" office:value-type="float" office:value="25" calcext:value-type="float">
            <text:p>25</text:p>
          </table:table-cell>
          <table:table-cell table:formula="of:=COUNTIF([.AE2:.AE101];[.AG8])" office:value-type="float" office:value="1" calcext:value-type="float">
            <text:p>1</text:p>
          </table:table-cell>
          <table:table-cell table:formula="of:=COUNTIF([.$AF$2:.$AF$101];[.AG8])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]*[.AO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]*[.P9]" office:value-type="float" office:value="5375" calcext:value-type="float">
            <text:p>5375</text:p>
          </table:table-cell>
          <table:table-cell table:number-columns-repeated="3"/>
          <table:table-cell table:formula="of:=COUNTIF([.$W$2:.$W$101];[.L9])" office:value-type="float" office:value="7" calcext:value-type="float">
            <text:p>7</text:p>
          </table:table-cell>
          <table:table-cell table:formula="of:=COUNTIF([.$X$2:.$X$101];[.L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FREQUENCY([.$AE$2:.$AE$101];[.AG9:.AG11])" office:value-type="float" office:value="30" calcext:value-type="float">
            <text:p>30</text:p>
          </table:table-cell>
          <table:table-cell table:formula="of:=COUNTIF([.AE2:.AE101];[.AG9])" office:value-type="float" office:value="5" calcext:value-type="float">
            <text:p>5</text:p>
          </table:table-cell>
          <table:table-cell table:formula="of:=COUNTIF([.$AF$2:.$AF$101];[.AG9])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]*[.AO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418" calcext:value-type="float">
            <text:p>54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0]*[.P10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0])" office:value-type="float" office:value="2" calcext:value-type="float">
            <text:p>2</text:p>
          </table:table-cell>
          <table:table-cell table:formula="of:=COUNTIF([.$X$2:.$X$101];[.L1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FREQUENCY([.$AE$2:.$AE$101];[.AG10:.AG12])" office:value-type="float" office:value="35" calcext:value-type="float">
            <text:p>35</text:p>
          </table:table-cell>
          <table:table-cell table:formula="of:=COUNTIF([.AE2:.AE101];[.AG10])" office:value-type="float" office:value="5" calcext:value-type="float">
            <text:p>5</text:p>
          </table:table-cell>
          <table:table-cell table:formula="of:=COUNTIF([.$AF$2:.$AF$101];[.AG10])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0]*[.AO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418" calcext:value-type="float">
            <text:p>54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1]*[.P11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1])" office:value-type="float" office:value="4" calcext:value-type="float">
            <text:p>4</text:p>
          </table:table-cell>
          <table:table-cell table:formula="of:=COUNTIF([.$X$2:.$X$101];[.L1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FREQUENCY([.$AE$2:.$AE$101];[.AG11:.AG13])" office:value-type="float" office:value="40" calcext:value-type="float">
            <text:p>40</text:p>
          </table:table-cell>
          <table:table-cell table:formula="of:=COUNTIF([.AE2:.AE101];[.AG11])" office:value-type="float" office:value="5" calcext:value-type="float">
            <text:p>5</text:p>
          </table:table-cell>
          <table:table-cell table:formula="of:=COUNTIF([.$AF$2:.$AF$101];[.AG11])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1]*[.AO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418" calcext:value-type="float">
            <text:p>54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2]*[.P12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2])" office:value-type="float" office:value="5" calcext:value-type="float">
            <text:p>5</text:p>
          </table:table-cell>
          <table:table-cell table:formula="of:=COUNTIF([.$X$2:.$X$101];[.L1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  <table:table-cell table:formula="of:=FREQUENCY([.$AE$2:.$AE$101];[.AG12:.AG14])" office:value-type="float" office:value="49" calcext:value-type="float">
            <text:p>49</text:p>
          </table:table-cell>
          <table:table-cell table:formula="of:=COUNTIF([.AE2:.AE101];[.AG12])" office:value-type="float" office:value="9" calcext:value-type="float">
            <text:p>9</text:p>
          </table:table-cell>
          <table:table-cell table:formula="of:=COUNTIF([.$AF$2:.$AF$101];[.AG12])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2]*[.AO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418" calcext:value-type="float">
            <text:p>54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3]*[.P13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3])" office:value-type="float" office:value="2" calcext:value-type="float">
            <text:p>2</text:p>
          </table:table-cell>
          <table:table-cell table:formula="of:=COUNTIF([.$X$2:.$X$101];[.L13]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FREQUENCY([.$AE$2:.$AE$101];[.AG13:.AG15])" office:value-type="float" office:value="58" calcext:value-type="float">
            <text:p>58</text:p>
          </table:table-cell>
          <table:table-cell table:formula="of:=COUNTIF([.AE2:.AE101];[.AG13])" office:value-type="float" office:value="9" calcext:value-type="float">
            <text:p>9</text:p>
          </table:table-cell>
          <table:table-cell table:formula="of:=COUNTIF([.$AF$2:.$AF$101];[.AG13])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3]*[.AO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418" calcext:value-type="float">
            <text:p>5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4]*[.P14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4])" office:value-type="float" office:value="4" calcext:value-type="float">
            <text:p>4</text:p>
          </table:table-cell>
          <table:table-cell table:formula="of:=COUNTIF([.$X$2:.$X$101];[.L14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FREQUENCY([.$AE$2:.$AE$101];[.AG14:.AG16])" office:value-type="float" office:value="63" calcext:value-type="float">
            <text:p>63</text:p>
          </table:table-cell>
          <table:table-cell table:formula="of:=COUNTIF([.AE2:.AE101];[.AG14])" office:value-type="float" office:value="5" calcext:value-type="float">
            <text:p>5</text:p>
          </table:table-cell>
          <table:table-cell table:formula="of:=COUNTIF([.$AF$2:.$AF$101];[.AG14])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4]*[.AO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418" calcext:value-type="float">
            <text:p>54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5]*[.P15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5])" office:value-type="float" office:value="4" calcext:value-type="float">
            <text:p>4</text:p>
          </table:table-cell>
          <table:table-cell table:formula="of:=COUNTIF([.$X$2:.$X$101];[.L15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FREQUENCY([.$AE$2:.$AE$101];[.AG15:.AG17])" office:value-type="float" office:value="73" calcext:value-type="float">
            <text:p>73</text:p>
          </table:table-cell>
          <table:table-cell table:formula="of:=COUNTIF([.AE2:.AE101];[.AG15])" office:value-type="float" office:value="10" calcext:value-type="float">
            <text:p>10</text:p>
          </table:table-cell>
          <table:table-cell table:formula="of:=COUNTIF([.$AF$2:.$AF$101];[.AG15])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5]*[.AO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418" calcext:value-type="float">
            <text:p>54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6]*[.P16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6])" office:value-type="float" office:value="1" calcext:value-type="float">
            <text:p>1</text:p>
          </table:table-cell>
          <table:table-cell table:formula="of:=COUNTIF([.$X$2:.$X$101];[.L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FREQUENCY([.$AE$2:.$AE$101];[.AG16:.AG18])" office:value-type="float" office:value="81" calcext:value-type="float">
            <text:p>81</text:p>
          </table:table-cell>
          <table:table-cell table:formula="of:=COUNTIF([.AE2:.AE101];[.AG16])" office:value-type="float" office:value="8" calcext:value-type="float">
            <text:p>8</text:p>
          </table:table-cell>
          <table:table-cell table:formula="of:=COUNTIF([.$AF$2:.$AF$101];[.AG16])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6]*[.AO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418" calcext:value-type="float">
            <text:p>54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7]*[.P17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7])" office:value-type="float" office:value="3" calcext:value-type="float">
            <text:p>3</text:p>
          </table:table-cell>
          <table:table-cell table:formula="of:=COUNTIF([.$X$2:.$X$101];[.L17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FREQUENCY([.$AE$2:.$AE$101];[.AG17:.AG19])" office:value-type="float" office:value="86" calcext:value-type="float">
            <text:p>86</text:p>
          </table:table-cell>
          <table:table-cell table:formula="of:=COUNTIF([.AE2:.AE101];[.AG17])" office:value-type="float" office:value="5" calcext:value-type="float">
            <text:p>5</text:p>
          </table:table-cell>
          <table:table-cell table:formula="of:=COUNTIF([.$AF$2:.$AF$101];[.AG17])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7]*[.AO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418" calcext:value-type="float">
            <text:p>54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8]*[.P18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8])" office:value-type="float" office:value="2" calcext:value-type="float">
            <text:p>2</text:p>
          </table:table-cell>
          <table:table-cell table:formula="of:=COUNTIF([.$X$2:.$X$101];[.L1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FREQUENCY([.$AE$2:.$AE$101];[.AG18:.AG20])" office:value-type="float" office:value="92" calcext:value-type="float">
            <text:p>92</text:p>
          </table:table-cell>
          <table:table-cell table:formula="of:=COUNTIF([.AE2:.AE101];[.AG18])" office:value-type="float" office:value="6" calcext:value-type="float">
            <text:p>6</text:p>
          </table:table-cell>
          <table:table-cell table:formula="of:=COUNTIF([.$AF$2:.$AF$101];[.AG18])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8]*[.AO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418" calcext:value-type="float">
            <text:p>54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9]*[.P19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9])" office:value-type="float" office:value="6" calcext:value-type="float">
            <text:p>6</text:p>
          </table:table-cell>
          <table:table-cell table:formula="of:=COUNTIF([.$X$2:.$X$101];[.L1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table:formula="of:=FREQUENCY([.$AE$2:.$AE$101];[.AG19:.AG21])" office:value-type="float" office:value="100" calcext:value-type="float">
            <text:p>100</text:p>
          </table:table-cell>
          <table:table-cell table:formula="of:=COUNTIF([.AE2:.AE101];[.AG19])" office:value-type="float" office:value="8" calcext:value-type="float">
            <text:p>8</text:p>
          </table:table-cell>
          <table:table-cell table:formula="of:=COUNTIF([.$AF$2:.$AF$101];[.AG19])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9]*[.AO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J44]*[.N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0]*[.P20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0]*[.AO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1]*[.P21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1]*[.AO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2]*[.P22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2]*[.AO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3]*[.P2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3]*[.AO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4]*[.P24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4]*[.AO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5]*[.P25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5]*[.AO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6]*[.P26]" office:value-type="float" office:value="5375" calcext:value-type="float">
            <text:p>53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6]*[.AO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7]*[.P27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7]*[.AO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8]*[.P28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8]*[.AO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9]*[.P29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9]*[.AO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0]*[.P30]" office:value-type="float" office:value="5375" calcext:value-type="float">
            <text:p>53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0]*[.AO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1]*[.P31]" office:value-type="float" office:value="5375" calcext:value-type="float">
            <text:p>53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1]*[.AO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2]*[.P32]" office:value-type="float" office:value="5375" calcext:value-type="float">
            <text:p>53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2]*[.AO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3]*[.P3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3]*[.AO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4]*[.P34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4]*[.AO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5]*[.P35]" office:value-type="float" office:value="5375" calcext:value-type="float">
            <text:p>53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5]*[.AO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6]*[.P36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6]*[.AO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7]*[.P37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7]*[.AO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8]*[.P38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8]*[.AO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9]*[.P39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9]*[.AO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0]*[.P40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0]*[.AO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1]*[.P41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41]*[.AO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2]*[.P42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2]*[.AO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3]*[.P4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3]*[.AO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4]*[.P44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4]*[.AO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5]*[.P45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5]*[.AO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6]*[.P46]" office:value-type="float" office:value="5375" calcext:value-type="float">
            <text:p>53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6]*[.AO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7]*[.P47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7]*[.AO47]"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8]*[.P48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8]*[.AO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9]*[.P49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9]*[.AO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0]*[.P50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0]*[.AO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1]*[.P51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1]*[.AO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2]*[.P52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52]*[.AO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3]*[.P53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3]*[.AO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4]*[.P54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4]*[.AO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5]*[.P55]" office:value-type="float" office:value="5375" calcext:value-type="float">
            <text:p>5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5]*[.AO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6]*[.P56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6]*[.AO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7]*[.P57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57]*[.AO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8]*[.P58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8]*[.AO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9]*[.P59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59]*[.AO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0]*[.P60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0]*[.AO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1]*[.P61]" office:value-type="float" office:value="5375" calcext:value-type="float">
            <text:p>5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1]*[.AO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2]*[.P62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2]*[.AO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3]*[.P63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3]*[.AO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4]*[.P64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4]*[.AO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5]*[.P65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65]*[.AO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6]*[.P66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66]*[.AO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7]*[.P67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7]*[.AO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8]*[.P68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8]*[.AO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9]*[.P69]" office:value-type="float" office:value="5375" calcext:value-type="float">
            <text:p>53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9]*[.AO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0]*[.P70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0]*[.AO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1]*[.P71]" office:value-type="float" office:value="5375" calcext:value-type="float">
            <text:p>53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1]*[.AO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2]*[.P72]" office:value-type="float" office:value="5375" calcext:value-type="float">
            <text:p>53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2]*[.AO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3]*[.P7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3]*[.AO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4]*[.P74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4]*[.AO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5]*[.P75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5]*[.AO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6]*[.P76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6]*[.AO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7]*[.P77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7]*[.AO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8]*[.P78]" office:value-type="float" office:value="5375" calcext:value-type="float">
            <text:p>5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8]*[.AO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9]*[.P79]" office:value-type="float" office:value="5375" calcext:value-type="float">
            <text:p>5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9]*[.AO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0]*[.P80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0]*[.AO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1]*[.P81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1]*[.AO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2]*[.P82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2]*[.AO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3]*[.P83]" office:value-type="float" office:value="5375" calcext:value-type="float">
            <text:p>53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3]*[.AO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4]*[.P84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4]*[.AO84]"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5]*[.P85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85]*[.AO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6]*[.P86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6]*[.AO86]"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7]*[.P87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7]*[.AO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8]*[.P88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8]*[.AO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9]*[.P89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9]*[.AO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0]*[.P90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0]*[.AO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1]*[.P91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91]*[.AO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2]*[.P92]" office:value-type="float" office:value="5375" calcext:value-type="float">
            <text:p>5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2]*[.AO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3]*[.P93]" office:value-type="float" office:value="5375" calcext:value-type="float">
            <text:p>53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3]*[.AO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4]*[.P94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4]*[.AO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5]*[.P95]" office:value-type="float" office:value="5375" calcext:value-type="float">
            <text:p>53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5]*[.AO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6]*[.P96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6]*[.AO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7]*[.P97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7]*[.AO97]"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8]*[.P98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8]*[.AO98]"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9]*[.P99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9]*[.AO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00]*[.P100]" office:value-type="float" office:value="5375" calcext:value-type="float">
            <text:p>5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00]*[.AO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01]*[.P101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01]*[.AO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98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1" table:default-cell-style-name="ce5"/>
        <table:table-column table:style-name="co28" table:default-cell-style-name="ce5"/>
        <table:table-column table:style-name="co29" table:default-cell-style-name="ce5"/>
        <table:table-column table:style-name="co13" table:default-cell-style-name="ce5"/>
        <table:table-column table:style-name="co30" table:default-cell-style-name="ce5"/>
        <table:table-column table:style-name="co18" table:default-cell-style-name="ce5"/>
        <table:table-column table:style-name="co31" table:number-columns-repeated="3" table:default-cell-style-name="ce5"/>
        <table:table-column table:style-name="co32" table:default-cell-style-name="ce5"/>
        <table:table-column table:style-name="co11" table:number-columns-repeated="1008" table:default-cell-style-name="ce5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１のタスク割り当て位置 (x位置) 7</text:p>
          </table:table-cell>
          <table:table-cell office:value-type="string" calcext:value-type="string">
            <text:p>エージェント２のタスク割り当て位置 (x位置) 7</text:p>
          </table:table-cell>
          <table:table-cell office:value-type="string" calcext:value-type="string">
            <text:p>割り当てられたタスクの番号</text:p>
          </table:table-cell>
          <table:table-cell table:number-columns-repeated="2"/>
          <table:table-cell office:value-type="string" calcext:value-type="string">
            <text:p>Agent1 7</text:p>
          </table:table-cell>
          <table:table-cell office:value-type="string" calcext:value-type="string">
            <text:p>Agent2 7</text:p>
          </table:table-cell>
          <table:table-cell office:value-type="string" calcext:value-type="string">
            <text:p>エージェント１のタスク割り当て位置 (x位置) 8</text:p>
          </table:table-cell>
          <table:table-cell office:value-type="string" calcext:value-type="string">
            <text:p>エージェント２のタスク割り当て位置 (x位置) 8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H$2:.H$101];[.L2])" office:value-type="float" office:value="10" calcext:value-type="float">
            <text:p>10</text:p>
          </table:table-cell>
          <table:table-cell table:formula="of:=COUNTIF([.$I$2:.$I$101];[.L2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]*[.R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~6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H$2:.H$101];[.L3])" office:value-type="float" office:value="8" calcext:value-type="float">
            <text:p>8</text:p>
          </table:table-cell>
          <table:table-cell table:formula="of:=COUNTIF([.$I$2:.$I$101];[.L3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]*[.R3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~9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H$2:.H$101];[.L4])" office:value-type="float" office:value="12" calcext:value-type="float">
            <text:p>12</text:p>
          </table:table-cell>
          <table:table-cell table:formula="of:=COUNTIF([.$I$2:.$I$101];[.L4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4]*[.R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削除するブロック：7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~1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H$2:.H$101];[.L5])" office:value-type="float" office:value="14" calcext:value-type="float">
            <text:p>14</text:p>
          </table:table-cell>
          <table:table-cell table:formula="of:=COUNTIF([.$I$2:.$I$101];[.L5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5]*[.R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~1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H$2:.H$101];[.L6])" office:value-type="float" office:value="10" calcext:value-type="float">
            <text:p>10</text:p>
          </table:table-cell>
          <table:table-cell table:formula="of:=COUNTIF([.$I$2:.$I$101];[.L6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]*[.R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~18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H$2:.H$101];[.L7])" office:value-type="float" office:value="0" calcext:value-type="float">
            <text:p>0</text:p>
          </table:table-cell>
          <table:table-cell table:formula="of:=COUNTIF([.$I$2:.$I$101];[.L7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]*[.R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$H$2:.H$101];[.L8])" office:value-type="float" office:value="2" calcext:value-type="float">
            <text:p>2</text:p>
          </table:table-cell>
          <table:table-cell table:formula="of:=COUNTIF([.$I$2:.$I$101];[.L8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8]*[.R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$H$2:.H$101];[.L9])" office:value-type="float" office:value="3" calcext:value-type="float">
            <text:p>3</text:p>
          </table:table-cell>
          <table:table-cell table:formula="of:=COUNTIF([.$I$2:.$I$101];[.L9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]*[.R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$H$2:.H$101];[.L10])" office:value-type="float" office:value="3" calcext:value-type="float">
            <text:p>3</text:p>
          </table:table-cell>
          <table:table-cell table:formula="of:=COUNTIF([.$I$2:.$I$101];[.L10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10]*[.R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$H$2:.H$101];[.L11])" office:value-type="float" office:value="4" calcext:value-type="float">
            <text:p>4</text:p>
          </table:table-cell>
          <table:table-cell table:formula="of:=COUNTIF([.$I$2:.$I$101];[.L11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1]*[.R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$H$2:.H$101];[.L12])" office:value-type="float" office:value="2" calcext:value-type="float">
            <text:p>2</text:p>
          </table:table-cell>
          <table:table-cell table:formula="of:=COUNTIF([.$I$2:.$I$101];[.L12]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2]*[.R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$H$2:.H$101];[.L13])" office:value-type="float" office:value="4" calcext:value-type="float">
            <text:p>4</text:p>
          </table:table-cell>
          <table:table-cell table:formula="of:=COUNTIF([.$I$2:.$I$101];[.L1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13]*[.R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$H$2:.H$101];[.L14])" office:value-type="float" office:value="5" calcext:value-type="float">
            <text:p>5</text:p>
          </table:table-cell>
          <table:table-cell table:formula="of:=COUNTIF([.$I$2:.$I$101];[.L14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14]*[.R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$H$2:.H$101];[.L15])" office:value-type="float" office:value="4" calcext:value-type="float">
            <text:p>4</text:p>
          </table:table-cell>
          <table:table-cell table:formula="of:=COUNTIF([.$I$2:.$I$101];[.L15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5]*[.R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$H$2:.H$101];[.L16])" office:value-type="float" office:value="5" calcext:value-type="float">
            <text:p>5</text:p>
          </table:table-cell>
          <table:table-cell table:formula="of:=COUNTIF([.$I$2:.$I$101];[.L16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6]*[.R16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$H$2:.H$101];[.L17])" office:value-type="float" office:value="6" calcext:value-type="float">
            <text:p>6</text:p>
          </table:table-cell>
          <table:table-cell table:formula="of:=COUNTIF([.$I$2:.$I$101];[.L17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17]*[.R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$H$2:.H$101];[.L18])" office:value-type="float" office:value="4" calcext:value-type="float">
            <text:p>4</text:p>
          </table:table-cell>
          <table:table-cell table:formula="of:=COUNTIF([.$I$2:.$I$101];[.L18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8]*[.R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$H$2:.H$101];[.L19])" office:value-type="float" office:value="4" calcext:value-type="float">
            <text:p>4</text:p>
          </table:table-cell>
          <table:table-cell table:formula="of:=COUNTIF([.$I$2:.$I$101];[.L19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9]*[.R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0]*[.R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1]*[.R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2]*[.R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23]*[.R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4]*[.R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5]*[.R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6]*[.R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7]*[.R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8]*[.R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29]*[.R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0]*[.R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1]*[.R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2]*[.R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33]*[.R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4]*[.R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35]*[.R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6]*[.R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7]*[.R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8]*[.R38]"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39]*[.R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0]*[.R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1]*[.R41]"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2]*[.R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3]*[.R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4]*[.R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5]*[.R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6]*[.R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47]*[.R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48]*[.R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49]*[.R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0]*[.R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1]*[.R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2]*[.R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3]*[.R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4]*[.R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5]*[.R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6]*[.R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57]*[.R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8]*[.R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59]*[.R59]"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60]*[.R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1]*[.R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2]*[.R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3]*[.R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4]*[.R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5]*[.R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6]*[.R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67]*[.R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8]*[.R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69]*[.R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70]*[.R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1]*[.R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2]*[.R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3]*[.R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4]*[.R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5]*[.R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6]*[.R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7]*[.R77]"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78]*[.R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79]*[.R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80]*[.R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81]*[.R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82]*[.R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83]*[.R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84]*[.R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85]*[.R85]"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86]*[.R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87]*[.R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88]*[.R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89]*[.R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0]*[.R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1]*[.R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2]*[.R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3]*[.R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94]*[.R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95]*[.R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6]*[.R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97]*[.R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Q98]*[.R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99]*[.R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00]*[.R100]"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Q101]*[.R101]"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27" table:default-cell-style-name="ce5"/>
        <table:table-column table:style-name="co11" table:default-cell-style-name="ce5"/>
        <table:table-column table:style-name="co41" table:number-columns-repeated="2" table:default-cell-style-name="ce5"/>
        <table:table-column table:style-name="co11" table:number-columns-repeated="1012" table:default-cell-style-name="ce5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9</text:p>
          </table:table-cell>
          <table:table-cell office:value-type="string" calcext:value-type="string">
            <text:p>エージェント２のタスク割り当て位置 (x位置) 9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1のタスク割り当て位置 (x位置) 10</text:p>
          </table:table-cell>
          <table:table-cell office:value-type="string" calcext:value-type="string">
            <text:p>エージェント２のタスク割り当て位置 (x位置) 10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(ブロック消すのみ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削除するブロック：9　</text:p>
            <text:p>理由　衝突しない、総ステップ数最小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5625" calcext:value-type="float">
            <text:p>5625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5500" calcext:value-type="float">
            <text:p>550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5625" calcext:value-type="float">
            <text:p>5625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625" calcext:value-type="float">
            <text:p>5625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625" calcext:value-type="float">
            <text:p>5625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column table:style-name="co1" table:default-cell-style-name="ce5"/>
        <table:table-column table:style-name="co45" table:default-cell-style-name="ce5"/>
        <table:table-column table:style-name="co38" table:default-cell-style-name="ce5"/>
        <table:table-column table:style-name="co46" table:default-cell-style-name="ce5"/>
        <table:table-column table:style-name="co47" table:default-cell-style-name="ce5"/>
        <table:table-column table:style-name="co27" table:default-cell-style-name="ce5"/>
        <table:table-column table:style-name="co11" table:default-cell-style-name="ce5"/>
        <table:table-column table:style-name="co48" table:default-cell-style-name="ce5"/>
        <table:table-column table:style-name="co11" table:default-cell-style-name="ce5"/>
        <table:table-column table:style-name="co49" table:number-columns-repeated="3" table:default-cell-style-name="ce5"/>
        <table:table-column table:style-name="co11" table:number-columns-repeated="1009" table:default-cell-style-name="ce5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 11</text:p>
          </table:table-cell>
          <table:table-cell office:value-type="string" calcext:value-type="string">
            <text:p>エージェント２のタスク割り当て位置 (x位置) 11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２のタスク割り当て位置 (x位置) 12</text:p>
          </table:table-cell>
          <table:table-cell/>
          <table:table-cell office:value-type="string" calcext:value-type="string">
            <text:p>ブロック数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(ブロック消すのみ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(block:12) 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]*[.N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(block:12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]*[.N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]*[.N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削除するブロック：11　</text:p>
            <text:p>理由　衝突しない、総ステップ数最小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(block:12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]*[.N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]*[.N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]*[.N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]*[.N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]*[.N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 衝突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0]*[.N1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1]*[.N1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2]*[.N1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3]*[.N1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4]*[.N1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5]*[.N1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6]*[.N1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7]*[.N1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8]*[.N1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9]*[.N1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0]*[.N2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1]*[.N2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2]*[.N2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3]*[.N2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4]*[.N2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5]*[.N2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6]*[.N2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7]*[.N2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8]*[.N2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9]*[.N2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0]*[.N3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1]*[.N3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2]*[.N3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3]*[.N3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4]*[.N3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5]*[.N3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6]*[.N3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7]*[.N3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8]*[.N3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9]*[.N3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0]*[.N4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1]*[.N4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2]*[.N4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3]*[.N4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4]*[.N4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5]*[.N4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6]*[.N4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7]*[.N4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8]*[.N4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9]*[.N4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0]*[.N5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1]*[.N5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2]*[.N5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3]*[.N5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4]*[.N5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5]*[.N5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6]*[.N5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7]*[.N5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8]*[.N5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9]*[.N5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0]*[.N6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1]*[.N6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2]*[.N6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3]*[.N6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4]*[.N6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5]*[.N6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6]*[.N6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7]*[.N6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8]*[.N6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9]*[.N6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0]*[.N7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1]*[.N7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2]*[.N7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3]*[.N7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4]*[.N7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5]*[.N7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6]*[.N7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7]*[.N7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8]*[.N7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9]*[.N7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0]*[.N8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1]*[.N8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2]*[.N8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3]*[.N8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4]*[.N8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5]*[.N8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6]*[.N8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7]*[.N8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8]*[.N8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9]*[.N8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0]*[.N9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1]*[.N9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2]*[.N9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3]*[.N9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4]*[.N9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5]*[.N9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6]*[.N9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7]*[.N9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8]*[.N9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9]*[.N9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00]*[.N10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01]*[.N10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50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49" table:number-columns-repeated="3" table:default-cell-style-name="ce5"/>
        <table:table-column table:style-name="co55" table:default-cell-style-name="ce5"/>
        <table:table-column table:style-name="co56" table:default-cell-style-name="ce5"/>
        <table:table-column table:style-name="co27" table:default-cell-style-name="ce5"/>
        <table:table-column table:style-name="co11" table:default-cell-style-name="ce5"/>
        <table:table-column table:style-name="co57" table:default-cell-style-name="ce5"/>
        <table:table-column table:style-name="co11" table:number-columns-repeated="1011" table:default-cell-style-name="ce5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ブロック数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エージェント１のタスク割り当て位置 (x位置) 13</text:p>
          </table:table-cell>
          <table:table-cell office:value-type="string" calcext:value-type="string">
            <text:p>エージェント２のタスク割り当て位置 (x位置) 13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２のタスク割り当て位置 (x位置) 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]*[.G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]*[.G3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]*[.G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]*[.G5]" office:value-type="float" office:value="5375" calcext:value-type="float">
            <text:p>53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削除するブロック：13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]*[.G6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]*[.G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]*[.G8]" office:value-type="float" office:value="5375" calcext:value-type="float">
            <text:p>53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 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]*[.G9]" office:value-type="float" office:value="5375" calcext:value-type="float">
            <text:p>537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]*[.G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 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1]*[.G11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2]*[.G12]" office:value-type="float" office:value="5375" calcext:value-type="float">
            <text:p>53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 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3]*[.G13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4]*[.G14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5]*[.G15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6]*[.G16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7]*[.G17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8]*[.G18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9]*[.G1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0]*[.G20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1]*[.G21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2]*[.G22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3]*[.G23]" office:value-type="float" office:value="5375" calcext:value-type="float">
            <text:p>537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4]*[.G24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5]*[.G25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6]*[.G26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7]*[.G27]" office:value-type="float" office:value="5375" calcext:value-type="float">
            <text:p>53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8]*[.G28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9]*[.G29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0]*[.G30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1]*[.G31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2]*[.G32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3]*[.G33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4]*[.G34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5]*[.G35]" office:value-type="float" office:value="5375" calcext:value-type="float">
            <text:p>537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6]*[.G36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7]*[.G37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8]*[.G38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9]*[.G39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0]*[.G40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1]*[.G41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2]*[.G42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3]*[.G43]" office:value-type="float" office:value="5375" calcext:value-type="float">
            <text:p>537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4]*[.G44]" office:value-type="float" office:value="5375" calcext:value-type="float">
            <text:p>537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5]*[.G45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6]*[.G46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7]*[.G4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8]*[.G48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9]*[.G4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0]*[.G50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1]*[.G51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2]*[.G52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3]*[.G53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4]*[.G5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5]*[.G55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6]*[.G56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7]*[.G57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8]*[.G58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9]*[.G59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0]*[.G60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1]*[.G61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2]*[.G62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3]*[.G63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4]*[.G6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5]*[.G6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6]*[.G66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7]*[.G67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8]*[.G68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9]*[.G6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0]*[.G70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1]*[.G71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2]*[.G72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3]*[.G73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4]*[.G7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5]*[.G75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6]*[.G76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7]*[.G77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8]*[.G78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9]*[.G79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0]*[.G80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1]*[.G81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2]*[.G82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3]*[.G83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4]*[.G84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5]*[.G85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6]*[.G8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7]*[.G87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8]*[.G88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9]*[.G89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0]*[.G90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1]*[.G91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2]*[.G92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3]*[.G93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4]*[.G94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5]*[.G95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6]*[.G96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7]*[.G97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8]*[.G98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9]*[.G99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0]*[.G100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1]*[.G101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58" table:default-cell-style-name="ce5"/>
        <table:table-column table:style-name="co2" table:default-cell-style-name="ce5"/>
        <table:table-column table:style-name="co59" table:default-cell-style-name="ce5"/>
        <table:table-column table:style-name="co60" table:default-cell-style-name="ce5"/>
        <table:table-column table:style-name="co61" table:default-cell-style-name="ce5"/>
        <table:table-column table:style-name="co62" table:default-cell-style-name="ce5"/>
        <table:table-column table:style-name="co11" table:default-cell-style-name="ce5"/>
        <table:table-column table:style-name="co63" table:number-columns-repeated="3" table:default-cell-style-name="ce5"/>
        <table:table-column table:style-name="co64" table:default-cell-style-name="ce5"/>
        <table:table-column table:style-name="co11" table:default-cell-style-name="ce5"/>
        <table:table-column table:style-name="co65" table:default-cell-style-name="ce5"/>
        <table:table-column table:style-name="co66" table:default-cell-style-name="ce5"/>
        <table:table-column table:style-name="co11" table:number-columns-repeated="1010" table:default-cell-style-name="ce5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(ブロック数)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１のタスク割り当て位置 (x位置) 15</text:p>
          </table:table-cell>
          <table:table-cell office:value-type="string" calcext:value-type="string">
            <text:p>エージェント２のタスク割り当て位置 (x位置) 15</text:p>
          </table:table-cell>
          <table:table-cell/>
          <table:table-cell office:value-type="string" calcext:value-type="string">
            <text:p>エージェント１のタスク割り当て位置 (x位置) 16</text:p>
          </table:table-cell>
          <table:table-cell office:value-type="string" calcext:value-type="string">
            <text:p>エージェント２のタスク割り当て位置 (x位置) 16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ブロック数</text:p>
          </table:table-cell>
          <table:table-cell office:value-type="string" calcext:value-type="string">
            <text:p>評価関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(ブロック消すのみ)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]*[.G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7 (block:16) 衝突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]*[.G3]" office:value-type="float" office:value="5375" calcext:value-type="float">
            <text:p>5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7 (block:16) 衝突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]*[.G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削除するブロック：15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]*[.G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]*[.G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]*[.G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]*[.G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]*[.G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]*[.G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1]*[.G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2]*[.G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3]*[.G13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4]*[.G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5]*[.G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6]*[.G16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7]*[.G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8]*[.G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9]*[.G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0]*[.G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1]*[.G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2]*[.G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3]*[.G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4]*[.G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5]*[.G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6]*[.G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7]*[.G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8]*[.G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9]*[.G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0]*[.G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1]*[.G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2]*[.G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3]*[.G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4]*[.G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5]*[.G35]"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6]*[.G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7]*[.G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8]*[.G38]"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9]*[.G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0]*[.G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1]*[.G41]"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2]*[.G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3]*[.G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4]*[.G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5]*[.G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6]*[.G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7]*[.G47]"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8]*[.G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9]*[.G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0]*[.G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1]*[.G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2]*[.G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3]*[.G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4]*[.G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5]*[.G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6]*[.G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7]*[.G57]"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8]*[.G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9]*[.G59]"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0]*[.G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1]*[.G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2]*[.G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3]*[.G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4]*[.G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5]*[.G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6]*[.G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7]*[.G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8]*[.G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9]*[.G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0]*[.G70]"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1]*[.G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2]*[.G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3]*[.G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4]*[.G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5]*[.G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6]*[.G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7]*[.G77]"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8]*[.G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9]*[.G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0]*[.G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1]*[.G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2]*[.G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3]*[.G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4]*[.G84]"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5]*[.G85]"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6]*[.G86]"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7]*[.G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8]*[.G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9]*[.G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0]*[.G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1]*[.G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2]*[.G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3]*[.G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4]*[.G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5]*[.G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6]*[.G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7]*[.G97]"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8]*[.G98]"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9]*[.G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0]*[.G100]"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1]*[.G101]"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shapes>
          <draw:frame draw:z-index="0" draw:style-name="gr1" draw:text-style-name="P1" svg:width="20.375cm" svg:height="11.628cm" svg:x="26.436cm" svg:y="1.533cm">
            <draw:object draw:notify-on-update-of-ranges="Sheet7.E2:Sheet7.E101 Sheet7.E1:Sheet7.E1 Sheet7.F2:Sheet7.F101 Sheet7.C2:Sheet7.C101 Sheet7.C1:Sheet7.C1 Sheet7.D2:Sheet7.D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7" table:default-cell-style-name="ce6"/>
        <table:table-column table:style-name="co12" table:default-cell-style-name="ce5"/>
        <table:table-column table:style-name="co67" table:default-cell-style-name="ce6"/>
        <table:table-column table:style-name="co12" table:default-cell-style-name="Default"/>
        <table:table-column table:style-name="co67" table:number-columns-repeated="1017" table:default-cell-style-name="ce6"/>
        <table:table-row table:style-name="ro1">
          <table:table-cell/>
          <table:table-cell office:value-type="string" calcext:value-type="string">
            <text:p>1列目 </text:p>
          </table:table-cell>
          <table:table-cell office:value-type="string" calcext:value-type="string">
            <text:p>待機あり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待機なし　削除ブロック:5</text:p>
          </table:table-cell>
          <table:table-cell office:value-type="string" calcext:value-type="string">
            <text:p>頻度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9" calcext:value-type="float">
            <text:p>19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0" calcext:value-type="float">
            <text:p>20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1" calcext:value-type="float">
            <text:p>2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2" calcext:value-type="float">
            <text:p>22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3" calcext:value-type="float">
            <text:p>23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4" calcext:value-type="float">
            <text:p>24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5" calcext:value-type="float">
            <text:p>2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6" calcext:value-type="float">
            <text:p>26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7" calcext:value-type="float">
            <text:p>27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9" calcext:value-type="float">
            <text:p>2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0" calcext:value-type="float">
            <text:p>30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1" calcext:value-type="float">
            <text:p>31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2" calcext:value-type="float">
            <text:p>32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3" calcext:value-type="float">
            <text:p>33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4" calcext:value-type="float">
            <text:p>34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5" calcext:value-type="float">
            <text:p>35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6" calcext:value-type="float">
            <text:p>36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7" calcext:value-type="float">
            <text:p>37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8" calcext:value-type="float">
            <text:p>3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9" calcext:value-type="float">
            <text:p>3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0" calcext:value-type="float">
            <text:p>40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1" calcext:value-type="float">
            <text:p>41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2" calcext:value-type="float">
            <text:p>42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3" calcext:value-type="float">
            <text:p>4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4" calcext:value-type="float">
            <text:p>44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5" calcext:value-type="float">
            <text:p>45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6" calcext:value-type="float">
            <text:p>46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7" calcext:value-type="float">
            <text:p>47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8" calcext:value-type="float">
            <text:p>48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1" calcext:value-type="float">
            <text:p>51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2" calcext:value-type="float">
            <text:p>52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3" calcext:value-type="float">
            <text:p>53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4" calcext:value-type="float">
            <text:p>54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5" calcext:value-type="float">
            <text:p>55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6" calcext:value-type="float">
            <text:p>56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7" calcext:value-type="float">
            <text:p>57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8" calcext:value-type="float">
            <text:p>58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9" calcext:value-type="float">
            <text:p>59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0" calcext:value-type="float">
            <text:p>60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1" calcext:value-type="float">
            <text:p>61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2" calcext:value-type="float">
            <text:p>62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3" calcext:value-type="float">
            <text:p>63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4" calcext:value-type="float">
            <text:p>64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5" calcext:value-type="float">
            <text:p>65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6" calcext:value-type="float">
            <text:p>66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7" calcext:value-type="float">
            <text:p>67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8" calcext:value-type="float">
            <text:p>68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9" calcext:value-type="float">
            <text:p>69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0" calcext:value-type="float">
            <text:p>70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1" calcext:value-type="float">
            <text:p>71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2" calcext:value-type="float">
            <text:p>72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3" calcext:value-type="float">
            <text:p>73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4" calcext:value-type="float">
            <text:p>74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5" calcext:value-type="float">
            <text:p>75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6" calcext:value-type="float">
            <text:p>76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7" calcext:value-type="float">
            <text:p>77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8" calcext:value-type="float">
            <text:p>78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9" calcext:value-type="float">
            <text:p>79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0" calcext:value-type="float">
            <text:p>80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1" calcext:value-type="float">
            <text:p>81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2" calcext:value-type="float">
            <text:p>82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3" calcext:value-type="float">
            <text:p>83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4" calcext:value-type="float">
            <text:p>84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5" calcext:value-type="float">
            <text:p>85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6" calcext:value-type="float">
            <text:p>86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7" calcext:value-type="float">
            <text:p>87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8" calcext:value-type="float">
            <text:p>88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9" calcext:value-type="float">
            <text:p>89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0" calcext:value-type="float">
            <text:p>90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1" calcext:value-type="float">
            <text:p>91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2" calcext:value-type="float">
            <text:p>92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3" calcext:value-type="float">
            <text:p>9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4" calcext:value-type="float">
            <text:p>94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5" calcext:value-type="float">
            <text:p>95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6" calcext:value-type="float">
            <text:p>96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7" calcext:value-type="float">
            <text:p>97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8" calcext:value-type="float">
            <text:p>98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9" calcext:value-type="float">
            <text:p>99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00" calcext:value-type="float">
            <text:p>100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2pt" style:font-size-asian="12pt" style:font-name-complex="游ゴシック" style:font-family-complex="游ゴシック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00/00/00</text:date>, <text:time style:data-style-name="N2" text:time-value="16:34:32.88244899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鈴鹿　真世</meta:initial-creator>
    <meta:creation-date>2022-09-19T04:34:55</meta:creation-date>
    <dc:date>2022-09-28T18:21:34.970144225</dc:date>
    <meta:generator>LibreOffice/6.4.7.2$Linux_X86_64 LibreOffice_project/40$Build-2</meta:generator>
    <meta:editing-duration>PT16H3M53S</meta:editing-duration>
    <meta:editing-cycles>1306</meta:editing-cycles>
    <meta:document-statistic meta:table-count="7" meta:cell-count="8545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8cm" xlink:href=".." xlink:type="simple" chart:class="chart:bar" chart:style-name="ch1">
        <chart:legend chart:legend-position="end" svg:x="10.783cm" svg:y="3.347cm" style:legend-expansion="high" chart:style-name="ch2"/>
        <chart:plot-area chart:style-name="ch3" table:cell-range-address="Sheet1.AH1:Sheet1.AJ7" chart:data-source-has-labels="both" svg:x="0.32cm" svg:y="0.18cm" svg:width="10.143cm" svg:height="8.648cm">
          <chartooo:coordinate-region svg:x="0.941cm" svg:y="0.379cm" svg:width="9.522cm" svg:height="7.802cm"/>
          <chart:axis chart:dimension="x" chart:name="primary-x" chart:style-name="ch4" chartooo:axis-type="auto">
            <chartooo:date-scale/>
            <chart:categories table:cell-range-address="Sheet1.AH2:Sheet1.A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2:Sheet1.AI7" chart:label-cell-address="Sheet1.AI1:Sheet1.AI1" chart:class="chart:bar">
            <chart:data-point chart:repeated="6"/>
          </chart:series>
          <chart:series chart:style-name="ch8" chart:values-cell-range-address="Sheet1.AJ2:Sheet1.AJ7" chart:label-cell-address="Sheet1.AJ1:Sheet1.AJ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エージェント１のタスク割り当て位置 (x位置) 6</text:p>
                <draw:g>
                  <svg:desc>Sheet1.AI1:Sheet1.AI1</svg:desc>
                </draw:g>
              </table:table-cell>
              <table:table-cell office:value-type="string">
                <text:p>エージェント２のタスク割り当て位置 (x位置) 6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~3</text:p>
                <draw:g>
                  <svg:desc>Sheet1.AH2:Sheet1.AH7</svg:desc>
                </draw:g>
              </table:table-cell>
              <table:table-cell office:value-type="float" office:value="0">
                <text:p>0</text:p>
                <draw:g>
                  <svg:desc>Sheet1.AI2:Sheet1.AI7</svg:desc>
                </draw:g>
              </table:table-cell>
              <table:table-cell office:value-type="float" office:value="1">
                <text:p>1</text:p>
                <draw:g>
                  <svg:desc>Sheet1.AJ2:Sheet1.AJ7</svg:desc>
                </draw:g>
              </table:table-cell>
            </table:table-row>
            <table:table-row>
              <table:table-cell office:value-type="string">
                <text:p>4~6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~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~1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~1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~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82cm" xlink:href=".." xlink:type="simple" chart:class="chart:bar" chart:style-name="ch1">
        <chart:legend chart:legend-position="end" svg:x="10.758cm" svg:y="3.334cm" style:legend-expansion="high" chart:style-name="ch2"/>
        <chart:plot-area chart:style-name="ch3" table:cell-range-address="Sheet1.R1:Sheet1.T7" chart:data-source-has-labels="both" svg:x="0.319cm" svg:y="0.179cm" svg:width="10.12cm" svg:height="8.624cm">
          <chartooo:coordinate-region svg:x="0.94cm" svg:y="0.378cm" svg:width="9.499cm" svg:height="7.778cm"/>
          <chart:axis chart:dimension="x" chart:name="primary-x" chart:style-name="ch4" chartooo:axis-type="auto">
            <chartooo:date-scale/>
            <chart:categories table:cell-range-address="Sheet1.R2:Sheet1.R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2:Sheet1.S7" chart:label-cell-address="Sheet1.S1:Sheet1.S1" chart:class="chart:bar">
            <chart:data-point chart:repeated="6"/>
          </chart:series>
          <chart:series chart:style-name="ch8" chart:values-cell-range-address="Sheet1.T2:Sheet1.T7" chart:label-cell-address="Sheet1.T1:Sheet1.T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エージェント１のタスク割り当て位置 (x位置) 5</text:p>
                <draw:g>
                  <svg:desc>Sheet1.S1:Sheet1.S1</svg:desc>
                </draw:g>
              </table:table-cell>
              <table:table-cell office:value-type="string">
                <text:p>エージェント２のタスク割り当て位置 (x位置) 5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~3</text:p>
                <draw:g>
                  <svg:desc>Sheet1.R2:Sheet1.R7</svg:desc>
                </draw:g>
              </table:table-cell>
              <table:table-cell office:value-type="float" office:value="46">
                <text:p>46</text:p>
                <draw:g>
                  <svg:desc>Sheet1.S2:Sheet1.S7</svg:desc>
                </draw:g>
              </table:table-cell>
              <table:table-cell office:value-type="float" office:value="50">
                <text:p>50</text:p>
                <draw:g>
                  <svg:desc>Sheet1.T2:Sheet1.T7</svg:desc>
                </draw:g>
              </table:table-cell>
            </table:table-row>
            <table:table-row>
              <table:table-cell office:value-type="string">
                <text:p>4~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~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~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~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~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6cm" svg:height="11.629cm" xlink:href=".." xlink:type="simple" chart:class="chart:scatter" chart:style-name="ch1">
        <chart:title svg:x="9.486cm" svg:y="0.368cm" chart:style-name="ch2">
          <text:p>1列目</text:p>
        </chart:title>
        <chart:legend chart:legend-position="end" svg:x="15.446cm" svg:y="5.16cm" style:legend-expansion="high" chart:style-name="ch3"/>
        <chart:plot-area chart:style-name="ch4" table:cell-range-address="Sheet7.E1:Sheet7.E101 Sheet7.F2:Sheet7.F101 Sheet7.C1:Sheet7.C1 Sheet7.D2:Sheet7.D101" chart:data-source-has-labels="row" svg:x="1.445cm" svg:y="1.536cm" svg:width="13.54cm" svg:height="8.797cm">
          <chartooo:coordinate-region svg:x="2.252cm" svg:y="1.735cm" svg:width="12.361cm" svg:height="7.951cm"/>
          <chart:axis chart:dimension="x" chart:name="primary-x" chart:style-name="ch5">
            <chart:title svg:x="5.501cm" svg:y="10.565cm" chart:style-name="ch6">
              <text:p>評価関数 (収納密度x総ステップ数)</text:p>
            </chart:title>
          </chart:axis>
          <chart:axis chart:dimension="y" chart:name="primary-y" chart:style-name="ch5">
            <chart:title svg:x="0.398cm" svg:y="6.309cm" chart:style-name="ch7">
              <text:p>頻度</text:p>
            </chart:title>
            <chart:grid chart:style-name="ch8" chart:class="major"/>
          </chart:axis>
          <chart:series chart:style-name="ch9" chart:values-cell-range-address="Sheet7.F2:Sheet7.F101" chart:label-cell-address="Sheet7.E1:Sheet7.E1" chart:class="chart:scatter">
            <chart:domain table:cell-range-address="Sheet7.E2:Sheet7.E101"/>
            <chart:data-point chart:repeated="100"/>
          </chart:series>
          <chart:series chart:style-name="ch10" chart:values-cell-range-address="Sheet7.D2:Sheet7.D101" chart:label-cell-address="Sheet7.C1:Sheet7.C1" chart:class="chart:scatter">
            <chart:domain table:cell-range-address="Sheet7.C2:Sheet7.C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待機なし　削除ブロック:5</text:p>
                <draw:g>
                  <svg:desc>Sheet7.E1:Sheet7.E1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待機あり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75">
                <text:p>5375</text:p>
                <draw:g>
                  <svg:desc>Sheet7.E2:Sheet7.E101</svg:desc>
                </draw:g>
              </table:table-cell>
              <table:table-cell office:value-type="float" office:value="1">
                <text:p>1</text:p>
                <draw:g>
                  <svg:desc>Sheet7.F2:Sheet7.F101</svg:desc>
                </draw:g>
              </table:table-cell>
              <table:table-cell office:value-type="float" office:value="9072">
                <text:p>9072</text:p>
                <draw:g>
                  <svg:desc>Sheet7.C2:Sheet7.C101</svg:desc>
                </draw:g>
              </table:table-cell>
              <table:table-cell office:value-type="float" office:value="1">
                <text:p>1</text:p>
                <draw:g>
                  <svg:desc>Sheet7.D2:Sheet7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75">
                <text:p>5375</text:p>
              </table:table-cell>
              <table:table-cell office:value-type="float" office:value="2">
                <text:p>2</text:p>
              </table:table-cell>
              <table:table-cell office:value-type="float" office:value="9072">
                <text:p>9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5">
                <text:p>5375</text:p>
              </table:table-cell>
              <table:table-cell office:value-type="float" office:value="3">
                <text:p>3</text:p>
              </table:table-cell>
              <table:table-cell office:value-type="float" office:value="9072">
                <text:p>9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5">
                <text:p>5375</text:p>
              </table:table-cell>
              <table:table-cell office:value-type="float" office:value="4">
                <text:p>4</text:p>
              </table:table-cell>
              <table:table-cell office:value-type="float" office:value="9072">
                <text:p>9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75">
                <text:p>5375</text:p>
              </table:table-cell>
              <table:table-cell office:value-type="float" office:value="5">
                <text:p>5</text:p>
              </table:table-cell>
              <table:table-cell office:value-type="float" office:value="9072">
                <text:p>9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5">
                <text:p>5375</text:p>
              </table:table-cell>
              <table:table-cell office:value-type="float" office:value="6">
                <text:p>6</text:p>
              </table:table-cell>
              <table:table-cell office:value-type="float" office:value="9072">
                <text:p>90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5">
                <text:p>5375</text:p>
              </table:table-cell>
              <table:table-cell office:value-type="float" office:value="7">
                <text:p>7</text:p>
              </table:table-cell>
              <table:table-cell office:value-type="float" office:value="9072">
                <text:p>90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5">
                <text:p>5375</text:p>
              </table:table-cell>
              <table:table-cell office:value-type="float" office:value="8">
                <text:p>8</text:p>
              </table:table-cell>
              <table:table-cell office:value-type="float" office:value="9072">
                <text:p>90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5">
                <text:p>5375</text:p>
              </table:table-cell>
              <table:table-cell office:value-type="float" office:value="9">
                <text:p>9</text:p>
              </table:table-cell>
              <table:table-cell office:value-type="float" office:value="9072">
                <text:p>90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75">
                <text:p>5375</text:p>
              </table:table-cell>
              <table:table-cell office:value-type="float" office:value="10">
                <text:p>10</text:p>
              </table:table-cell>
              <table:table-cell office:value-type="float" office:value="9072">
                <text:p>9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75">
                <text:p>5375</text:p>
              </table:table-cell>
              <table:table-cell office:value-type="float" office:value="11">
                <text:p>11</text:p>
              </table:table-cell>
              <table:table-cell office:value-type="float" office:value="9072">
                <text:p>9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75">
                <text:p>5375</text:p>
              </table:table-cell>
              <table:table-cell office:value-type="float" office:value="12">
                <text:p>12</text:p>
              </table:table-cell>
              <table:table-cell office:value-type="float" office:value="9072">
                <text:p>9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5">
                <text:p>5375</text:p>
              </table:table-cell>
              <table:table-cell office:value-type="float" office:value="13">
                <text:p>13</text:p>
              </table:table-cell>
              <table:table-cell office:value-type="float" office:value="9072">
                <text:p>90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5">
                <text:p>5375</text:p>
              </table:table-cell>
              <table:table-cell office:value-type="float" office:value="14">
                <text:p>14</text:p>
              </table:table-cell>
              <table:table-cell office:value-type="float" office:value="9072">
                <text:p>90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75">
                <text:p>5375</text:p>
              </table:table-cell>
              <table:table-cell office:value-type="float" office:value="15">
                <text:p>15</text:p>
              </table:table-cell>
              <table:table-cell office:value-type="float" office:value="9072">
                <text:p>9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5">
                <text:p>5375</text:p>
              </table:table-cell>
              <table:table-cell office:value-type="float" office:value="16">
                <text:p>16</text:p>
              </table:table-cell>
              <table:table-cell office:value-type="float" office:value="9072">
                <text:p>9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75">
                <text:p>5375</text:p>
              </table:table-cell>
              <table:table-cell office:value-type="float" office:value="17">
                <text:p>17</text:p>
              </table:table-cell>
              <table:table-cell office:value-type="float" office:value="9072">
                <text:p>90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75">
                <text:p>5375</text:p>
              </table:table-cell>
              <table:table-cell office:value-type="float" office:value="18">
                <text:p>18</text:p>
              </table:table-cell>
              <table:table-cell office:value-type="float" office:value="9072">
                <text:p>90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75">
                <text:p>5375</text:p>
              </table:table-cell>
              <table:table-cell office:value-type="float" office:value="19">
                <text:p>19</text:p>
              </table:table-cell>
              <table:table-cell office:value-type="float" office:value="9072">
                <text:p>90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">
                <text:p>5375</text:p>
              </table:table-cell>
              <table:table-cell office:value-type="float" office:value="20">
                <text:p>20</text:p>
              </table:table-cell>
              <table:table-cell office:value-type="float" office:value="9072">
                <text:p>90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5">
                <text:p>5375</text:p>
              </table:table-cell>
              <table:table-cell office:value-type="float" office:value="21">
                <text:p>21</text:p>
              </table:table-cell>
              <table:table-cell office:value-type="float" office:value="9072">
                <text:p>90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5">
                <text:p>5375</text:p>
              </table:table-cell>
              <table:table-cell office:value-type="float" office:value="22">
                <text:p>22</text:p>
              </table:table-cell>
              <table:table-cell office:value-type="float" office:value="9072">
                <text:p>90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75">
                <text:p>5375</text:p>
              </table:table-cell>
              <table:table-cell office:value-type="float" office:value="23">
                <text:p>23</text:p>
              </table:table-cell>
              <table:table-cell office:value-type="float" office:value="9072">
                <text:p>90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5">
                <text:p>5375</text:p>
              </table:table-cell>
              <table:table-cell office:value-type="float" office:value="24">
                <text:p>24</text:p>
              </table:table-cell>
              <table:table-cell office:value-type="float" office:value="9072">
                <text:p>90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75">
                <text:p>5375</text:p>
              </table:table-cell>
              <table:table-cell office:value-type="float" office:value="25">
                <text:p>25</text:p>
              </table:table-cell>
              <table:table-cell office:value-type="float" office:value="9072">
                <text:p>9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5">
                <text:p>5375</text:p>
              </table:table-cell>
              <table:table-cell office:value-type="float" office:value="26">
                <text:p>26</text:p>
              </table:table-cell>
              <table:table-cell office:value-type="float" office:value="9072">
                <text:p>90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75">
                <text:p>5375</text:p>
              </table:table-cell>
              <table:table-cell office:value-type="float" office:value="27">
                <text:p>27</text:p>
              </table:table-cell>
              <table:table-cell office:value-type="float" office:value="9072">
                <text:p>9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75">
                <text:p>5375</text:p>
              </table:table-cell>
              <table:table-cell office:value-type="float" office:value="28">
                <text:p>28</text:p>
              </table:table-cell>
              <table:table-cell office:value-type="float" office:value="9072">
                <text:p>90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5">
                <text:p>5375</text:p>
              </table:table-cell>
              <table:table-cell office:value-type="float" office:value="29">
                <text:p>29</text:p>
              </table:table-cell>
              <table:table-cell office:value-type="float" office:value="9072">
                <text:p>90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5">
                <text:p>5375</text:p>
              </table:table-cell>
              <table:table-cell office:value-type="float" office:value="30">
                <text:p>30</text:p>
              </table:table-cell>
              <table:table-cell office:value-type="float" office:value="9072">
                <text:p>90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75">
                <text:p>5375</text:p>
              </table:table-cell>
              <table:table-cell office:value-type="float" office:value="31">
                <text:p>31</text:p>
              </table:table-cell>
              <table:table-cell office:value-type="float" office:value="9072">
                <text:p>9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75">
                <text:p>5375</text:p>
              </table:table-cell>
              <table:table-cell office:value-type="float" office:value="32">
                <text:p>32</text:p>
              </table:table-cell>
              <table:table-cell office:value-type="float" office:value="9072">
                <text:p>90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75">
                <text:p>5375</text:p>
              </table:table-cell>
              <table:table-cell office:value-type="float" office:value="33">
                <text:p>33</text:p>
              </table:table-cell>
              <table:table-cell office:value-type="float" office:value="9072">
                <text:p>90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5">
                <text:p>5375</text:p>
              </table:table-cell>
              <table:table-cell office:value-type="float" office:value="34">
                <text:p>34</text:p>
              </table:table-cell>
              <table:table-cell office:value-type="float" office:value="9072">
                <text:p>90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5">
                <text:p>5375</text:p>
              </table:table-cell>
              <table:table-cell office:value-type="float" office:value="35">
                <text:p>35</text:p>
              </table:table-cell>
              <table:table-cell office:value-type="float" office:value="9072">
                <text:p>90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5">
                <text:p>5375</text:p>
              </table:table-cell>
              <table:table-cell office:value-type="float" office:value="36">
                <text:p>36</text:p>
              </table:table-cell>
              <table:table-cell office:value-type="float" office:value="9072">
                <text:p>9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75">
                <text:p>5375</text:p>
              </table:table-cell>
              <table:table-cell office:value-type="float" office:value="37">
                <text:p>37</text:p>
              </table:table-cell>
              <table:table-cell office:value-type="float" office:value="9072">
                <text:p>90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5">
                <text:p>5375</text:p>
              </table:table-cell>
              <table:table-cell office:value-type="float" office:value="38">
                <text:p>38</text:p>
              </table:table-cell>
              <table:table-cell office:value-type="float" office:value="9072">
                <text:p>90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5">
                <text:p>5375</text:p>
              </table:table-cell>
              <table:table-cell office:value-type="float" office:value="39">
                <text:p>39</text:p>
              </table:table-cell>
              <table:table-cell office:value-type="float" office:value="9072">
                <text:p>90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75">
                <text:p>5375</text:p>
              </table:table-cell>
              <table:table-cell office:value-type="float" office:value="40">
                <text:p>40</text:p>
              </table:table-cell>
              <table:table-cell office:value-type="float" office:value="9072">
                <text:p>90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5">
                <text:p>5375</text:p>
              </table:table-cell>
              <table:table-cell office:value-type="float" office:value="41">
                <text:p>41</text:p>
              </table:table-cell>
              <table:table-cell office:value-type="float" office:value="9072">
                <text:p>90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">
                <text:p>5375</text:p>
              </table:table-cell>
              <table:table-cell office:value-type="float" office:value="42">
                <text:p>42</text:p>
              </table:table-cell>
              <table:table-cell office:value-type="float" office:value="9072">
                <text:p>90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5">
                <text:p>5375</text:p>
              </table:table-cell>
              <table:table-cell office:value-type="float" office:value="43">
                <text:p>43</text:p>
              </table:table-cell>
              <table:table-cell office:value-type="float" office:value="9072">
                <text:p>90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5">
                <text:p>5375</text:p>
              </table:table-cell>
              <table:table-cell office:value-type="float" office:value="44">
                <text:p>44</text:p>
              </table:table-cell>
              <table:table-cell office:value-type="float" office:value="9072">
                <text:p>90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75">
                <text:p>5375</text:p>
              </table:table-cell>
              <table:table-cell office:value-type="float" office:value="45">
                <text:p>45</text:p>
              </table:table-cell>
              <table:table-cell office:value-type="float" office:value="9072">
                <text:p>9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75">
                <text:p>5375</text:p>
              </table:table-cell>
              <table:table-cell office:value-type="float" office:value="46">
                <text:p>46</text:p>
              </table:table-cell>
              <table:table-cell office:value-type="float" office:value="9072">
                <text:p>90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75">
                <text:p>5375</text:p>
              </table:table-cell>
              <table:table-cell office:value-type="float" office:value="47">
                <text:p>47</text:p>
              </table:table-cell>
              <table:table-cell office:value-type="float" office:value="9072">
                <text:p>90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5">
                <text:p>5375</text:p>
              </table:table-cell>
              <table:table-cell office:value-type="float" office:value="48">
                <text:p>48</text:p>
              </table:table-cell>
              <table:table-cell office:value-type="float" office:value="9072">
                <text:p>90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75">
                <text:p>5375</text:p>
              </table:table-cell>
              <table:table-cell office:value-type="float" office:value="49">
                <text:p>49</text:p>
              </table:table-cell>
              <table:table-cell office:value-type="float" office:value="9072">
                <text:p>90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0">
                <text:p>50</text:p>
              </table:table-cell>
              <table:table-cell office:value-type="float" office:value="9072">
                <text:p>9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75">
                <text:p>5375</text:p>
              </table:table-cell>
              <table:table-cell office:value-type="float" office:value="51">
                <text:p>51</text:p>
              </table:table-cell>
              <table:table-cell office:value-type="float" office:value="9072">
                <text:p>90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75">
                <text:p>5375</text:p>
              </table:table-cell>
              <table:table-cell office:value-type="float" office:value="52">
                <text:p>52</text:p>
              </table:table-cell>
              <table:table-cell office:value-type="float" office:value="9072">
                <text:p>90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75">
                <text:p>5375</text:p>
              </table:table-cell>
              <table:table-cell office:value-type="float" office:value="53">
                <text:p>53</text:p>
              </table:table-cell>
              <table:table-cell office:value-type="float" office:value="9072">
                <text:p>90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75">
                <text:p>5375</text:p>
              </table:table-cell>
              <table:table-cell office:value-type="float" office:value="54">
                <text:p>54</text:p>
              </table:table-cell>
              <table:table-cell office:value-type="float" office:value="9072">
                <text:p>90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75">
                <text:p>5375</text:p>
              </table:table-cell>
              <table:table-cell office:value-type="float" office:value="55">
                <text:p>55</text:p>
              </table:table-cell>
              <table:table-cell office:value-type="float" office:value="9072">
                <text:p>90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5">
                <text:p>5375</text:p>
              </table:table-cell>
              <table:table-cell office:value-type="float" office:value="56">
                <text:p>56</text:p>
              </table:table-cell>
              <table:table-cell office:value-type="float" office:value="9072">
                <text:p>9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75">
                <text:p>5375</text:p>
              </table:table-cell>
              <table:table-cell office:value-type="float" office:value="57">
                <text:p>57</text:p>
              </table:table-cell>
              <table:table-cell office:value-type="float" office:value="9072">
                <text:p>90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5">
                <text:p>5375</text:p>
              </table:table-cell>
              <table:table-cell office:value-type="float" office:value="58">
                <text:p>58</text:p>
              </table:table-cell>
              <table:table-cell office:value-type="float" office:value="9072">
                <text:p>90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75">
                <text:p>5375</text:p>
              </table:table-cell>
              <table:table-cell office:value-type="float" office:value="59">
                <text:p>59</text:p>
              </table:table-cell>
              <table:table-cell office:value-type="float" office:value="9072">
                <text:p>90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5">
                <text:p>5375</text:p>
              </table:table-cell>
              <table:table-cell office:value-type="float" office:value="60">
                <text:p>60</text:p>
              </table:table-cell>
              <table:table-cell office:value-type="float" office:value="9072">
                <text:p>9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75">
                <text:p>5375</text:p>
              </table:table-cell>
              <table:table-cell office:value-type="float" office:value="61">
                <text:p>61</text:p>
              </table:table-cell>
              <table:table-cell office:value-type="float" office:value="9072">
                <text:p>90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75">
                <text:p>5375</text:p>
              </table:table-cell>
              <table:table-cell office:value-type="float" office:value="62">
                <text:p>62</text:p>
              </table:table-cell>
              <table:table-cell office:value-type="float" office:value="9072">
                <text:p>90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5">
                <text:p>5375</text:p>
              </table:table-cell>
              <table:table-cell office:value-type="float" office:value="63">
                <text:p>63</text:p>
              </table:table-cell>
              <table:table-cell office:value-type="float" office:value="9072">
                <text:p>90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75">
                <text:p>5375</text:p>
              </table:table-cell>
              <table:table-cell office:value-type="float" office:value="64">
                <text:p>64</text:p>
              </table:table-cell>
              <table:table-cell office:value-type="float" office:value="9072">
                <text:p>90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75">
                <text:p>5375</text:p>
              </table:table-cell>
              <table:table-cell office:value-type="float" office:value="65">
                <text:p>65</text:p>
              </table:table-cell>
              <table:table-cell office:value-type="float" office:value="9072">
                <text:p>90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75">
                <text:p>5375</text:p>
              </table:table-cell>
              <table:table-cell office:value-type="float" office:value="66">
                <text:p>66</text:p>
              </table:table-cell>
              <table:table-cell office:value-type="float" office:value="9072">
                <text:p>90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75">
                <text:p>5375</text:p>
              </table:table-cell>
              <table:table-cell office:value-type="float" office:value="67">
                <text:p>67</text:p>
              </table:table-cell>
              <table:table-cell office:value-type="float" office:value="9072">
                <text:p>90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75">
                <text:p>5375</text:p>
              </table:table-cell>
              <table:table-cell office:value-type="float" office:value="68">
                <text:p>68</text:p>
              </table:table-cell>
              <table:table-cell office:value-type="float" office:value="9072">
                <text:p>90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75">
                <text:p>5375</text:p>
              </table:table-cell>
              <table:table-cell office:value-type="float" office:value="69">
                <text:p>69</text:p>
              </table:table-cell>
              <table:table-cell office:value-type="float" office:value="9072">
                <text:p>9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75">
                <text:p>5375</text:p>
              </table:table-cell>
              <table:table-cell office:value-type="float" office:value="70">
                <text:p>70</text:p>
              </table:table-cell>
              <table:table-cell office:value-type="float" office:value="9072">
                <text:p>90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75">
                <text:p>5375</text:p>
              </table:table-cell>
              <table:table-cell office:value-type="float" office:value="71">
                <text:p>71</text:p>
              </table:table-cell>
              <table:table-cell office:value-type="float" office:value="9072">
                <text:p>90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75">
                <text:p>5375</text:p>
              </table:table-cell>
              <table:table-cell office:value-type="float" office:value="72">
                <text:p>72</text:p>
              </table:table-cell>
              <table:table-cell office:value-type="float" office:value="9072">
                <text:p>90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75">
                <text:p>5375</text:p>
              </table:table-cell>
              <table:table-cell office:value-type="float" office:value="73">
                <text:p>73</text:p>
              </table:table-cell>
              <table:table-cell office:value-type="float" office:value="9072">
                <text:p>90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75">
                <text:p>5375</text:p>
              </table:table-cell>
              <table:table-cell office:value-type="float" office:value="74">
                <text:p>74</text:p>
              </table:table-cell>
              <table:table-cell office:value-type="float" office:value="9072">
                <text:p>90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75">
                <text:p>5375</text:p>
              </table:table-cell>
              <table:table-cell office:value-type="float" office:value="75">
                <text:p>75</text:p>
              </table:table-cell>
              <table:table-cell office:value-type="float" office:value="9072">
                <text:p>90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75">
                <text:p>5375</text:p>
              </table:table-cell>
              <table:table-cell office:value-type="float" office:value="76">
                <text:p>76</text:p>
              </table:table-cell>
              <table:table-cell office:value-type="float" office:value="9072">
                <text:p>90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75">
                <text:p>5375</text:p>
              </table:table-cell>
              <table:table-cell office:value-type="float" office:value="77">
                <text:p>77</text:p>
              </table:table-cell>
              <table:table-cell office:value-type="float" office:value="9072">
                <text:p>90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75">
                <text:p>5375</text:p>
              </table:table-cell>
              <table:table-cell office:value-type="float" office:value="78">
                <text:p>78</text:p>
              </table:table-cell>
              <table:table-cell office:value-type="float" office:value="9072">
                <text:p>90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75">
                <text:p>5375</text:p>
              </table:table-cell>
              <table:table-cell office:value-type="float" office:value="79">
                <text:p>79</text:p>
              </table:table-cell>
              <table:table-cell office:value-type="float" office:value="9072">
                <text:p>90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75">
                <text:p>5375</text:p>
              </table:table-cell>
              <table:table-cell office:value-type="float" office:value="80">
                <text:p>80</text:p>
              </table:table-cell>
              <table:table-cell office:value-type="float" office:value="9072">
                <text:p>90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75">
                <text:p>5375</text:p>
              </table:table-cell>
              <table:table-cell office:value-type="float" office:value="81">
                <text:p>81</text:p>
              </table:table-cell>
              <table:table-cell office:value-type="float" office:value="9072">
                <text:p>90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75">
                <text:p>5375</text:p>
              </table:table-cell>
              <table:table-cell office:value-type="float" office:value="82">
                <text:p>82</text:p>
              </table:table-cell>
              <table:table-cell office:value-type="float" office:value="9072">
                <text:p>90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5">
                <text:p>5375</text:p>
              </table:table-cell>
              <table:table-cell office:value-type="float" office:value="83">
                <text:p>83</text:p>
              </table:table-cell>
              <table:table-cell office:value-type="float" office:value="9072">
                <text:p>90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75">
                <text:p>5375</text:p>
              </table:table-cell>
              <table:table-cell office:value-type="float" office:value="84">
                <text:p>84</text:p>
              </table:table-cell>
              <table:table-cell office:value-type="float" office:value="9072">
                <text:p>90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75">
                <text:p>5375</text:p>
              </table:table-cell>
              <table:table-cell office:value-type="float" office:value="85">
                <text:p>85</text:p>
              </table:table-cell>
              <table:table-cell office:value-type="float" office:value="9072">
                <text:p>90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75">
                <text:p>5375</text:p>
              </table:table-cell>
              <table:table-cell office:value-type="float" office:value="86">
                <text:p>86</text:p>
              </table:table-cell>
              <table:table-cell office:value-type="float" office:value="9072">
                <text:p>90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5">
                <text:p>5375</text:p>
              </table:table-cell>
              <table:table-cell office:value-type="float" office:value="87">
                <text:p>87</text:p>
              </table:table-cell>
              <table:table-cell office:value-type="float" office:value="9072">
                <text:p>90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75">
                <text:p>5375</text:p>
              </table:table-cell>
              <table:table-cell office:value-type="float" office:value="88">
                <text:p>88</text:p>
              </table:table-cell>
              <table:table-cell office:value-type="float" office:value="9072">
                <text:p>90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75">
                <text:p>5375</text:p>
              </table:table-cell>
              <table:table-cell office:value-type="float" office:value="89">
                <text:p>89</text:p>
              </table:table-cell>
              <table:table-cell office:value-type="float" office:value="9072">
                <text:p>90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75">
                <text:p>5375</text:p>
              </table:table-cell>
              <table:table-cell office:value-type="float" office:value="90">
                <text:p>90</text:p>
              </table:table-cell>
              <table:table-cell office:value-type="float" office:value="9072">
                <text:p>90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75">
                <text:p>5375</text:p>
              </table:table-cell>
              <table:table-cell office:value-type="float" office:value="91">
                <text:p>91</text:p>
              </table:table-cell>
              <table:table-cell office:value-type="float" office:value="9072">
                <text:p>90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75">
                <text:p>5375</text:p>
              </table:table-cell>
              <table:table-cell office:value-type="float" office:value="92">
                <text:p>92</text:p>
              </table:table-cell>
              <table:table-cell office:value-type="float" office:value="9072">
                <text:p>90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5">
                <text:p>5375</text:p>
              </table:table-cell>
              <table:table-cell office:value-type="float" office:value="93">
                <text:p>93</text:p>
              </table:table-cell>
              <table:table-cell office:value-type="float" office:value="9072">
                <text:p>90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75">
                <text:p>5375</text:p>
              </table:table-cell>
              <table:table-cell office:value-type="float" office:value="94">
                <text:p>94</text:p>
              </table:table-cell>
              <table:table-cell office:value-type="float" office:value="9072">
                <text:p>90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75">
                <text:p>5375</text:p>
              </table:table-cell>
              <table:table-cell office:value-type="float" office:value="95">
                <text:p>95</text:p>
              </table:table-cell>
              <table:table-cell office:value-type="float" office:value="9072">
                <text:p>90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75">
                <text:p>5375</text:p>
              </table:table-cell>
              <table:table-cell office:value-type="float" office:value="96">
                <text:p>96</text:p>
              </table:table-cell>
              <table:table-cell office:value-type="float" office:value="9072">
                <text:p>90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75">
                <text:p>5375</text:p>
              </table:table-cell>
              <table:table-cell office:value-type="float" office:value="97">
                <text:p>97</text:p>
              </table:table-cell>
              <table:table-cell office:value-type="float" office:value="9072">
                <text:p>90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5">
                <text:p>5375</text:p>
              </table:table-cell>
              <table:table-cell office:value-type="float" office:value="98">
                <text:p>98</text:p>
              </table:table-cell>
              <table:table-cell office:value-type="float" office:value="9072">
                <text:p>90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75">
                <text:p>5375</text:p>
              </table:table-cell>
              <table:table-cell office:value-type="float" office:value="99">
                <text:p>99</text:p>
              </table:table-cell>
              <table:table-cell office:value-type="float" office:value="9072">
                <text:p>90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75">
                <text:p>5375</text:p>
              </table:table-cell>
              <table:table-cell office:value-type="float" office:value="100">
                <text:p>100</text:p>
              </table:table-cell>
              <table:table-cell office:value-type="float" office:value="9072">
                <text:p>90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148cm" style:legend-expansion="high" chart:style-name="ch2"/>
        <chart:plot-area chart:style-name="ch3" table:cell-range-address="Sheet1.AP2:Sheet1.AQ101 Sheet1.AQ1:Sheet1.AQ1" chart:data-source-has-labels="row" svg:x="0.32cm" svg:y="0.18cm" svg:width="13.917cm" svg:height="8.64cm">
          <chartooo:coordinate-region svg:x="0.941cm" svg:y="0.379cm" svg:width="12.7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Q2:Sheet1.AQ101" chart:label-cell-address="Sheet1.AQ1:Sheet1.AQ1" chart:class="chart:scatter">
            <chart:domain table:cell-range-address="Sheet1.AP2:Sheet1.AP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P</text:p>
              </table:table-cell>
              <table:table-cell office:value-type="string">
                <text:p>頻度</text:p>
                <draw:g>
                  <svg:desc>Sheet1.AQ1:Sheet1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75">
                <text:p>5375</text:p>
                <draw:g>
                  <svg:desc>Sheet1.AP2:Sheet1.AP101</svg:desc>
                </draw:g>
              </table:table-cell>
              <table:table-cell office:value-type="float" office:value="1">
                <text:p>1</text:p>
                <draw:g>
                  <svg:desc>Sheet1.AQ2:Sheet1.AQ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0">
                <text:p>5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5">
                <text:p>5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5">
                <text:p>5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75">
                <text:p>5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5">
                <text:p>5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5">
                <text:p>5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5">
                <text:p>5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5">
                <text:p>5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75">
                <text:p>53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5">
                <text:p>5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5">
                <text:p>53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0">
                <text:p>5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5">
                <text:p>5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75">
                <text:p>53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75">
                <text:p>53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">
                <text:p>5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">
                <text:p>5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5">
                <text:p>5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5">
                <text:p>5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75">
                <text:p>5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5">
                <text:p>5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5">
                <text:p>53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0">
                <text:p>55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5">
                <text:p>5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00">
                <text:p>5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75">
                <text:p>5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75">
                <text:p>5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75">
                <text:p>53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0">
                <text:p>5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5">
                <text:p>53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5">
                <text:p>53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0">
                <text:p>5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5">
                <text:p>5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5">
                <text:p>5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0">
                <text:p>55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5">
                <text:p>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">
                <text:p>53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5">
                <text:p>53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5">
                <text:p>53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75">
                <text:p>53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75">
                <text:p>53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75">
                <text:p>5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5">
                <text:p>53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75">
                <text:p>5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0">
                <text:p>5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75">
                <text:p>5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75">
                <text:p>53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75">
                <text:p>53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75">
                <text:p>53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75">
                <text:p>53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75">
                <text:p>53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5">
                <text:p>5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75">
                <text:p>53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75">
                <text:p>53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5">
                <text:p>53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0">
                <text:p>55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0">
                <text:p>55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75">
                <text:p>5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75">
                <text:p>53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75">
                <text:p>53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00">
                <text:p>5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75">
                <text:p>53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75">
                <text:p>53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75">
                <text:p>53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00">
                <text:p>55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75">
                <text:p>53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75">
                <text:p>5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00">
                <text:p>5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00">
                <text:p>55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75">
                <text:p>53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75">
                <text:p>53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75">
                <text:p>53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75">
                <text:p>53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75">
                <text:p>53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5">
                <text:p>5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00">
                <text:p>55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75">
                <text:p>53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75">
                <text:p>53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5">
                <text:p>5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75">
                <text:p>53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75">
                <text:p>53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00">
                <text:p>5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75">
                <text:p>53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75">
                <text:p>53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5">
                <text:p>53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75">
                <text:p>53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75">
                <text:p>53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75">
                <text:p>53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75">
                <text:p>53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5">
                <text:p>53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00">
                <text:p>55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00">
                <text:p>55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